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0000004973000013FB774FC280.wmf"/>
  <manifest:file-entry manifest:media-type="" manifest:full-path="Pictures/200000C60000497300000FFCD2132B35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Fet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Demi ITC1" svg:font-family="'Eras Demi ITC'" style:font-family-generic="swiss" style:font-pitch="variable"/>
    <style:font-face style:name="Eras Demi ITC" svg:font-family="'Eras Demi ITC'" style:font-adornments="Standard" style:font-family-generic="swiss" style:font-pitch="variable"/>
    <style:font-face style:name="Eras Medium ITC" svg:font-family="'Eras Medium ITC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H" style:family="table-column">
      <style:table-column-properties style:column-width="2.127cm" style:rel-column-width="8198*"/>
    </style:style>
    <style:style style:name="Tab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057cm" style:rel-column-width="4076*"/>
    </style:style>
    <style:style style:name="Table2.B" style:family="table-column">
      <style:table-column-properties style:column-width="1.065cm" style:rel-column-width="4107*"/>
    </style:style>
    <style:style style:name="Table2.C" style:family="table-column">
      <style:table-column-properties style:column-width="1.058cm" style:rel-column-width="4083*"/>
    </style:style>
    <style:style style:name="Table2.D" style:family="table-column">
      <style:table-column-properties style:column-width="1.064cm" style:rel-column-width="4099*"/>
    </style:style>
    <style:style style:name="Table2.E" style:family="table-column">
      <style:table-column-properties style:column-width="1.062cm" style:rel-column-width="4091*"/>
    </style:style>
    <style:style style:name="Table2.H" style:family="table-column">
      <style:table-column-properties style:column-width="0.007cm" style:rel-column-width="26*"/>
    </style:style>
    <style:style style:name="Table2.I" style:family="table-column">
      <style:table-column-properties style:column-width="1.058cm" style:rel-column-width="4081*"/>
    </style:style>
    <style:style style:name="Table2.Q" style:family="table-column">
      <style:table-column-properties style:column-width="1.069cm" style:rel-column-width="4120*"/>
    </style:style>
    <style:style style:name="Table2.A1" style:family="table-cell">
      <style:table-cell-properties fo:padding-left="0.101cm" fo:padding-right="0.101cm" fo:padding-top="0.03cm" fo:padding-bottom="0.03cm" fo:border-left="0.002cm solid #000000" fo:border-right="none" fo:border-top="0.002cm solid #000000" fo:border-bottom="0.002cm solid #000000"/>
    </style:style>
    <style:style style:name="Table2.Q1" style:family="table-cell">
      <style:table-cell-properties fo:padding-left="0.101cm" fo:padding-right="0.101cm" fo:padding-top="0.03cm" fo:padding-bottom="0.03cm" fo:border="0.002cm solid #000000"/>
    </style:style>
    <style:style style:name="Table2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066cm" style:rel-column-width="7963*"/>
    </style:style>
    <style:style style:name="Table3.B" style:family="table-column">
      <style:table-column-properties style:column-width="1.677cm" style:rel-column-width="6467*"/>
    </style:style>
    <style:style style:name="Table3.D" style:family="table-column">
      <style:table-column-properties style:column-width="11.58cm" style:rel-column-width="44638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057cm" style:rel-column-width="4076*"/>
    </style:style>
    <style:style style:name="Table4.B" style:family="table-column">
      <style:table-column-properties style:column-width="1.065cm" style:rel-column-width="4107*"/>
    </style:style>
    <style:style style:name="Table4.C" style:family="table-column">
      <style:table-column-properties style:column-width="1.058cm" style:rel-column-width="4083*"/>
    </style:style>
    <style:style style:name="Table4.D" style:family="table-column">
      <style:table-column-properties style:column-width="1.064cm" style:rel-column-width="4099*"/>
    </style:style>
    <style:style style:name="Table4.E" style:family="table-column">
      <style:table-column-properties style:column-width="1.062cm" style:rel-column-width="4091*"/>
    </style:style>
    <style:style style:name="Table4.H" style:family="table-column">
      <style:table-column-properties style:column-width="0.007cm" style:rel-column-width="26*"/>
    </style:style>
    <style:style style:name="Table4.I" style:family="table-column">
      <style:table-column-properties style:column-width="1.058cm" style:rel-column-width="4081*"/>
    </style:style>
    <style:style style:name="Table4.Q" style:family="table-column">
      <style:table-column-properties style:column-width="1.069cm" style:rel-column-width="4120*"/>
    </style:style>
    <style:style style:name="Table4.A1" style:family="table-cell">
      <style:table-cell-properties fo:padding-left="0.101cm" fo:padding-right="0.101cm" fo:padding-top="0.03cm" fo:padding-bottom="0.03cm" fo:border-left="0.002cm solid #000000" fo:border-right="none" fo:border-top="0.002cm solid #000000" fo:border-bottom="0.002cm solid #000000"/>
    </style:style>
    <style:style style:name="Table4.Q1" style:family="table-cell">
      <style:table-cell-properties fo:padding-left="0.101cm" fo:padding-right="0.101cm" fo:padding-top="0.03cm" fo:padding-bottom="0.03cm" fo:border="0.002cm solid #000000"/>
    </style:style>
    <style:style style:name="Table4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066cm" style:rel-column-width="7963*"/>
    </style:style>
    <style:style style:name="Table5.B" style:family="table-column">
      <style:table-column-properties style:column-width="1.677cm" style:rel-column-width="6467*"/>
    </style:style>
    <style:style style:name="Table5.D" style:family="table-column">
      <style:table-column-properties style:column-width="11.58cm" style:rel-column-width="44638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057cm" style:rel-column-width="4076*"/>
    </style:style>
    <style:style style:name="Table6.B" style:family="table-column">
      <style:table-column-properties style:column-width="1.065cm" style:rel-column-width="4107*"/>
    </style:style>
    <style:style style:name="Table6.C" style:family="table-column">
      <style:table-column-properties style:column-width="1.058cm" style:rel-column-width="4083*"/>
    </style:style>
    <style:style style:name="Table6.D" style:family="table-column">
      <style:table-column-properties style:column-width="1.064cm" style:rel-column-width="4099*"/>
    </style:style>
    <style:style style:name="Table6.E" style:family="table-column">
      <style:table-column-properties style:column-width="1.062cm" style:rel-column-width="4091*"/>
    </style:style>
    <style:style style:name="Table6.H" style:family="table-column">
      <style:table-column-properties style:column-width="0.007cm" style:rel-column-width="26*"/>
    </style:style>
    <style:style style:name="Table6.I" style:family="table-column">
      <style:table-column-properties style:column-width="1.058cm" style:rel-column-width="4081*"/>
    </style:style>
    <style:style style:name="Table6.Q" style:family="table-column">
      <style:table-column-properties style:column-width="1.069cm" style:rel-column-width="4120*"/>
    </style:style>
    <style:style style:name="Table6.A1" style:family="table-cell">
      <style:table-cell-properties fo:padding-left="0.101cm" fo:padding-right="0.101cm" fo:padding-top="0.03cm" fo:padding-bottom="0.03cm" fo:border-left="0.002cm solid #000000" fo:border-right="none" fo:border-top="0.002cm solid #000000" fo:border-bottom="0.002cm solid #000000"/>
    </style:style>
    <style:style style:name="Table6.Q1" style:family="table-cell">
      <style:table-cell-properties fo:padding-left="0.101cm" fo:padding-right="0.101cm" fo:padding-top="0.03cm" fo:padding-bottom="0.03cm" fo:border="0.002cm solid #000000"/>
    </style:style>
    <style:style style:name="Table6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066cm" style:rel-column-width="7963*"/>
    </style:style>
    <style:style style:name="Table7.B" style:family="table-column">
      <style:table-column-properties style:column-width="1.677cm" style:rel-column-width="6467*"/>
    </style:style>
    <style:style style:name="Table7.D" style:family="table-column">
      <style:table-column-properties style:column-width="11.58cm" style:rel-column-width="44638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.057cm" style:rel-column-width="4073*"/>
    </style:style>
    <style:style style:name="Table8.B" style:family="table-column">
      <style:table-column-properties style:column-width="1.065cm" style:rel-column-width="4104*"/>
    </style:style>
    <style:style style:name="Table8.C" style:family="table-column">
      <style:table-column-properties style:column-width="1.058cm" style:rel-column-width="4080*"/>
    </style:style>
    <style:style style:name="Table8.D" style:family="table-column">
      <style:table-column-properties style:column-width="1.062cm" style:rel-column-width="4096*"/>
    </style:style>
    <style:style style:name="Table8.E" style:family="table-column">
      <style:table-column-properties style:column-width="1.06cm" style:rel-column-width="4088*"/>
    </style:style>
    <style:style style:name="Table8.H" style:family="table-column">
      <style:table-column-properties style:column-width="0.005cm" style:rel-column-width="23*"/>
    </style:style>
    <style:style style:name="Table8.I" style:family="table-column">
      <style:table-column-properties style:column-width="1.058cm" style:rel-column-width="4078*"/>
    </style:style>
    <style:style style:name="Table8.J" style:family="table-column">
      <style:table-column-properties style:column-width="0.005cm" style:rel-column-width="22*"/>
    </style:style>
    <style:style style:name="Table8.K" style:family="table-column">
      <style:table-column-properties style:column-width="1.055cm" style:rel-column-width="4067*"/>
    </style:style>
    <style:style style:name="Table8.R" style:family="table-column">
      <style:table-column-properties style:column-width="1.081cm" style:rel-column-width="4167*"/>
    </style:style>
    <style:style style:name="Table8.A1" style:family="table-cell">
      <style:table-cell-properties fo:padding-left="0.101cm" fo:padding-right="0.101cm" fo:padding-top="0.03cm" fo:padding-bottom="0.03cm" fo:border-left="0.002cm solid #000000" fo:border-right="none" fo:border-top="0.002cm solid #000000" fo:border-bottom="0.002cm solid #000000"/>
    </style:style>
    <style:style style:name="Table8.R1" style:family="table-cell">
      <style:table-cell-properties fo:padding-left="0.101cm" fo:padding-right="0.101cm" fo:padding-top="0.03cm" fo:padding-bottom="0.03cm" fo:border="0.002cm solid #000000"/>
    </style:style>
    <style:style style:name="Table8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8.R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8.R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066cm" style:rel-column-width="7962*"/>
    </style:style>
    <style:style style:name="Table9.B" style:family="table-column">
      <style:table-column-properties style:column-width="1.677cm" style:rel-column-width="6466*"/>
    </style:style>
    <style:style style:name="Table9.D" style:family="table-column">
      <style:table-column-properties style:column-width="11.58cm" style:rel-column-width="44641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.057cm" style:rel-column-width="4076*"/>
    </style:style>
    <style:style style:name="Table10.B" style:family="table-column">
      <style:table-column-properties style:column-width="1.065cm" style:rel-column-width="4107*"/>
    </style:style>
    <style:style style:name="Table10.C" style:family="table-column">
      <style:table-column-properties style:column-width="1.058cm" style:rel-column-width="4083*"/>
    </style:style>
    <style:style style:name="Table10.D" style:family="table-column">
      <style:table-column-properties style:column-width="1.064cm" style:rel-column-width="4099*"/>
    </style:style>
    <style:style style:name="Table10.E" style:family="table-column">
      <style:table-column-properties style:column-width="1.062cm" style:rel-column-width="4091*"/>
    </style:style>
    <style:style style:name="Table10.H" style:family="table-column">
      <style:table-column-properties style:column-width="0.007cm" style:rel-column-width="26*"/>
    </style:style>
    <style:style style:name="Table10.I" style:family="table-column">
      <style:table-column-properties style:column-width="1.058cm" style:rel-column-width="4081*"/>
    </style:style>
    <style:style style:name="Table10.Q" style:family="table-column">
      <style:table-column-properties style:column-width="1.069cm" style:rel-column-width="4120*"/>
    </style:style>
    <style:style style:name="Table10.A1" style:family="table-cell">
      <style:table-cell-properties fo:padding-left="0.101cm" fo:padding-right="0.101cm" fo:padding-top="0.03cm" fo:padding-bottom="0.03cm" fo:border-left="0.002cm solid #000000" fo:border-right="none" fo:border-top="0.002cm solid #000000" fo:border-bottom="0.002cm solid #000000"/>
    </style:style>
    <style:style style:name="Table10.Q1" style:family="table-cell">
      <style:table-cell-properties fo:padding-left="0.101cm" fo:padding-right="0.101cm" fo:padding-top="0.03cm" fo:padding-bottom="0.03cm" fo:border="0.002cm solid #000000"/>
    </style:style>
    <style:style style:name="Table1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0.Q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0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0.Q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2.066cm" style:rel-column-width="7963*"/>
    </style:style>
    <style:style style:name="Table11.B" style:family="table-column">
      <style:table-column-properties style:column-width="1.677cm" style:rel-column-width="6467*"/>
    </style:style>
    <style:style style:name="Table11.D" style:family="table-column">
      <style:table-column-properties style:column-width="11.58cm" style:rel-column-width="44638*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.057cm" style:rel-column-width="4076*"/>
    </style:style>
    <style:style style:name="Table12.B" style:family="table-column">
      <style:table-column-properties style:column-width="1.065cm" style:rel-column-width="4107*"/>
    </style:style>
    <style:style style:name="Table12.C" style:family="table-column">
      <style:table-column-properties style:column-width="1.058cm" style:rel-column-width="4083*"/>
    </style:style>
    <style:style style:name="Table12.D" style:family="table-column">
      <style:table-column-properties style:column-width="1.064cm" style:rel-column-width="4099*"/>
    </style:style>
    <style:style style:name="Table12.E" style:family="table-column">
      <style:table-column-properties style:column-width="1.062cm" style:rel-column-width="4091*"/>
    </style:style>
    <style:style style:name="Table12.H" style:family="table-column">
      <style:table-column-properties style:column-width="0.007cm" style:rel-column-width="26*"/>
    </style:style>
    <style:style style:name="Table12.I" style:family="table-column">
      <style:table-column-properties style:column-width="1.058cm" style:rel-column-width="4081*"/>
    </style:style>
    <style:style style:name="Table12.Q" style:family="table-column">
      <style:table-column-properties style:column-width="1.069cm" style:rel-column-width="4120*"/>
    </style:style>
    <style:style style:name="Table12.A1" style:family="table-cell">
      <style:table-cell-properties fo:padding-left="0.101cm" fo:padding-right="0.101cm" fo:padding-top="0.03cm" fo:padding-bottom="0.03cm" fo:border-left="0.002cm solid #000000" fo:border-right="none" fo:border-top="0.002cm solid #000000" fo:border-bottom="0.002cm solid #000000"/>
    </style:style>
    <style:style style:name="Table12.Q1" style:family="table-cell">
      <style:table-cell-properties fo:padding-left="0.101cm" fo:padding-right="0.101cm" fo:padding-top="0.03cm" fo:padding-bottom="0.03cm" fo:border="0.002cm solid #000000"/>
    </style:style>
    <style:style style:name="Table1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2.Q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2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2.Q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2.066cm" style:rel-column-width="7963*"/>
    </style:style>
    <style:style style:name="Table13.B" style:family="table-column">
      <style:table-column-properties style:column-width="1.677cm" style:rel-column-width="6467*"/>
    </style:style>
    <style:style style:name="Table13.D" style:family="table-column">
      <style:table-column-properties style:column-width="11.58cm" style:rel-column-width="44638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6.976cm" table:align="left"/>
    </style:style>
    <style:style style:name="Table14.A" style:family="table-column">
      <style:table-column-properties style:column-width="1.046cm"/>
    </style:style>
    <style:style style:name="Table14.P" style:family="table-column">
      <style:table-column-properties style:column-width="1.286cm"/>
    </style:style>
    <style:style style:name="Table14.A1" style:family="table-cell">
      <style:table-cell-properties fo:padding-left="0.101cm" fo:padding-right="0.101cm" fo:padding-top="0.03cm" fo:padding-bottom="0.03cm" fo:border-left="0.002cm solid #000000" fo:border-right="none" fo:border-top="0.002cm solid #000000" fo:border-bottom="0.002cm solid #000000"/>
    </style:style>
    <style:style style:name="Table14.P1" style:family="table-cell">
      <style:table-cell-properties fo:padding-left="0.101cm" fo:padding-right="0.101cm" fo:padding-top="0.03cm" fo:padding-bottom="0.03cm" fo:border="0.002cm solid #000000"/>
    </style:style>
    <style:style style:name="Table14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14.P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4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4.P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2.066cm" style:rel-column-width="7963*"/>
    </style:style>
    <style:style style:name="Table15.B" style:family="table-column">
      <style:table-column-properties style:column-width="1.677cm" style:rel-column-width="6467*"/>
    </style:style>
    <style:style style:name="Table15.D" style:family="table-column">
      <style:table-column-properties style:column-width="11.58cm" style:rel-column-width="44638*"/>
    </style:style>
    <style:style style:name="Table15.A1" style:family="table-cell">
      <style:table-cell-properties fo:padding="0.097cm" fo:border="none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.057cm" style:rel-column-width="4076*"/>
    </style:style>
    <style:style style:name="Table16.B" style:family="table-column">
      <style:table-column-properties style:column-width="1.065cm" style:rel-column-width="4107*"/>
    </style:style>
    <style:style style:name="Table16.C" style:family="table-column">
      <style:table-column-properties style:column-width="1.058cm" style:rel-column-width="4083*"/>
    </style:style>
    <style:style style:name="Table16.D" style:family="table-column">
      <style:table-column-properties style:column-width="1.064cm" style:rel-column-width="4099*"/>
    </style:style>
    <style:style style:name="Table16.E" style:family="table-column">
      <style:table-column-properties style:column-width="1.062cm" style:rel-column-width="4091*"/>
    </style:style>
    <style:style style:name="Table16.H" style:family="table-column">
      <style:table-column-properties style:column-width="0.007cm" style:rel-column-width="26*"/>
    </style:style>
    <style:style style:name="Table16.I" style:family="table-column">
      <style:table-column-properties style:column-width="1.058cm" style:rel-column-width="4081*"/>
    </style:style>
    <style:style style:name="Table16.Q" style:family="table-column">
      <style:table-column-properties style:column-width="1.069cm" style:rel-column-width="4120*"/>
    </style:style>
    <style:style style:name="Table16.A1" style:family="table-cell">
      <style:table-cell-properties fo:padding-left="0.101cm" fo:padding-right="0.101cm" fo:padding-top="0.03cm" fo:padding-bottom="0.03cm" fo:border-left="0.002cm solid #000000" fo:border-right="none" fo:border-top="0.002cm solid #000000" fo:border-bottom="0.002cm solid #000000"/>
    </style:style>
    <style:style style:name="Table16.Q1" style:family="table-cell">
      <style:table-cell-properties fo:padding-left="0.101cm" fo:padding-right="0.101cm" fo:padding-top="0.03cm" fo:padding-bottom="0.03cm" fo:border="0.002cm solid #000000"/>
    </style:style>
    <style:style style:name="Table16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6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2.066cm" style:rel-column-width="7963*"/>
    </style:style>
    <style:style style:name="Table17.B" style:family="table-column">
      <style:table-column-properties style:column-width="1.677cm" style:rel-column-width="6467*"/>
    </style:style>
    <style:style style:name="Table17.D" style:family="table-column">
      <style:table-column-properties style:column-width="11.58cm" style:rel-column-width="44638*"/>
    </style:style>
    <style:style style:name="Table17.A1" style:family="table-cell">
      <style:table-cell-properties fo:padding="0.097cm" fo:border="none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.057cm" style:rel-column-width="4076*"/>
    </style:style>
    <style:style style:name="Table18.B" style:family="table-column">
      <style:table-column-properties style:column-width="1.065cm" style:rel-column-width="4107*"/>
    </style:style>
    <style:style style:name="Table18.C" style:family="table-column">
      <style:table-column-properties style:column-width="1.058cm" style:rel-column-width="4083*"/>
    </style:style>
    <style:style style:name="Table18.D" style:family="table-column">
      <style:table-column-properties style:column-width="1.064cm" style:rel-column-width="4099*"/>
    </style:style>
    <style:style style:name="Table18.E" style:family="table-column">
      <style:table-column-properties style:column-width="1.062cm" style:rel-column-width="4091*"/>
    </style:style>
    <style:style style:name="Table18.H" style:family="table-column">
      <style:table-column-properties style:column-width="0.007cm" style:rel-column-width="26*"/>
    </style:style>
    <style:style style:name="Table18.I" style:family="table-column">
      <style:table-column-properties style:column-width="1.058cm" style:rel-column-width="4081*"/>
    </style:style>
    <style:style style:name="Table18.Q" style:family="table-column">
      <style:table-column-properties style:column-width="1.069cm" style:rel-column-width="4120*"/>
    </style:style>
    <style:style style:name="Table18.A1" style:family="table-cell">
      <style:table-cell-properties fo:padding-left="0.101cm" fo:padding-right="0.101cm" fo:padding-top="0.03cm" fo:padding-bottom="0.03cm" fo:border-left="0.002cm solid #000000" fo:border-right="none" fo:border-top="0.002cm solid #000000" fo:border-bottom="0.002cm solid #000000"/>
    </style:style>
    <style:style style:name="Table18.Q1" style:family="table-cell">
      <style:table-cell-properties fo:padding-left="0.101cm" fo:padding-right="0.101cm" fo:padding-top="0.03cm" fo:padding-bottom="0.03cm" fo:border="0.002cm solid #000000"/>
    </style:style>
    <style:style style:name="Table18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8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2.066cm" style:rel-column-width="7963*"/>
    </style:style>
    <style:style style:name="Table19.B" style:family="table-column">
      <style:table-column-properties style:column-width="1.677cm" style:rel-column-width="6467*"/>
    </style:style>
    <style:style style:name="Table19.D" style:family="table-column">
      <style:table-column-properties style:column-width="11.58cm" style:rel-column-width="44638*"/>
    </style:style>
    <style:style style:name="Table19.A1" style:family="table-cell">
      <style:table-cell-properties fo:padding="0.097cm" fo:border="none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.057cm" style:rel-column-width="4076*"/>
    </style:style>
    <style:style style:name="Table20.B" style:family="table-column">
      <style:table-column-properties style:column-width="1.065cm" style:rel-column-width="4107*"/>
    </style:style>
    <style:style style:name="Table20.C" style:family="table-column">
      <style:table-column-properties style:column-width="1.058cm" style:rel-column-width="4083*"/>
    </style:style>
    <style:style style:name="Table20.D" style:family="table-column">
      <style:table-column-properties style:column-width="1.064cm" style:rel-column-width="4099*"/>
    </style:style>
    <style:style style:name="Table20.E" style:family="table-column">
      <style:table-column-properties style:column-width="1.062cm" style:rel-column-width="4091*"/>
    </style:style>
    <style:style style:name="Table20.G" style:family="table-column">
      <style:table-column-properties style:column-width="1.064cm" style:rel-column-width="4102*"/>
    </style:style>
    <style:style style:name="Table20.H" style:family="table-column">
      <style:table-column-properties style:column-width="1.058cm" style:rel-column-width="4081*"/>
    </style:style>
    <style:style style:name="Table20.P" style:family="table-column">
      <style:table-column-properties style:column-width="1.069cm" style:rel-column-width="4120*"/>
    </style:style>
    <style:style style:name="Table20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0.G1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0.P1" style:family="table-cell">
      <style:table-cell-properties fo:background-color="transparent" fo:padding="0.097cm" fo:border="0.002cm solid #000000">
        <style:background-image/>
      </style:table-cell-properties>
    </style:style>
    <style:style style:name="Table20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20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.057cm" style:rel-column-width="4076*"/>
    </style:style>
    <style:style style:name="Table21.B" style:family="table-column">
      <style:table-column-properties style:column-width="1.065cm" style:rel-column-width="4107*"/>
    </style:style>
    <style:style style:name="Table21.C" style:family="table-column">
      <style:table-column-properties style:column-width="1.058cm" style:rel-column-width="4083*"/>
    </style:style>
    <style:style style:name="Table21.D" style:family="table-column">
      <style:table-column-properties style:column-width="1.064cm" style:rel-column-width="4099*"/>
    </style:style>
    <style:style style:name="Table21.E" style:family="table-column">
      <style:table-column-properties style:column-width="1.062cm" style:rel-column-width="4091*"/>
    </style:style>
    <style:style style:name="Table21.G" style:family="table-column">
      <style:table-column-properties style:column-width="1.064cm" style:rel-column-width="4102*"/>
    </style:style>
    <style:style style:name="Table21.H" style:family="table-column">
      <style:table-column-properties style:column-width="1.058cm" style:rel-column-width="4081*"/>
    </style:style>
    <style:style style:name="Table21.P" style:family="table-column">
      <style:table-column-properties style:column-width="1.069cm" style:rel-column-width="4120*"/>
    </style:style>
    <style:style style:name="Table2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1.G1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1.P1" style:family="table-cell">
      <style:table-cell-properties fo:background-color="transparent" fo:padding="0.097cm" fo:border="0.002cm solid #000000">
        <style:background-image/>
      </style:table-cell-properties>
    </style:style>
    <style:style style:name="Table2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21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.057cm" style:rel-column-width="4076*"/>
    </style:style>
    <style:style style:name="Table22.B" style:family="table-column">
      <style:table-column-properties style:column-width="1.065cm" style:rel-column-width="4107*"/>
    </style:style>
    <style:style style:name="Table22.C" style:family="table-column">
      <style:table-column-properties style:column-width="1.058cm" style:rel-column-width="4083*"/>
    </style:style>
    <style:style style:name="Table22.D" style:family="table-column">
      <style:table-column-properties style:column-width="1.064cm" style:rel-column-width="4099*"/>
    </style:style>
    <style:style style:name="Table22.E" style:family="table-column">
      <style:table-column-properties style:column-width="1.062cm" style:rel-column-width="4091*"/>
    </style:style>
    <style:style style:name="Table22.G" style:family="table-column">
      <style:table-column-properties style:column-width="1.064cm" style:rel-column-width="4102*"/>
    </style:style>
    <style:style style:name="Table22.H" style:family="table-column">
      <style:table-column-properties style:column-width="1.058cm" style:rel-column-width="4081*"/>
    </style:style>
    <style:style style:name="Table22.P" style:family="table-column">
      <style:table-column-properties style:column-width="1.069cm" style:rel-column-width="4120*"/>
    </style:style>
    <style:style style:name="Table2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2.G1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2.P1" style:family="table-cell">
      <style:table-cell-properties fo:background-color="transparent" fo:padding="0.097cm" fo:border="0.002cm solid #000000">
        <style:background-image/>
      </style:table-cell-properties>
    </style:style>
    <style:style style:name="Table2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22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2.066cm" style:rel-column-width="7963*"/>
    </style:style>
    <style:style style:name="Table23.B" style:family="table-column">
      <style:table-column-properties style:column-width="1.677cm" style:rel-column-width="6467*"/>
    </style:style>
    <style:style style:name="Table23.D" style:family="table-column">
      <style:table-column-properties style:column-width="11.58cm" style:rel-column-width="44638*"/>
    </style:style>
    <style:style style:name="Table23.A1" style:family="table-cell">
      <style:table-cell-properties fo:padding="0.097cm" fo:border="none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.057cm" style:rel-column-width="4076*"/>
    </style:style>
    <style:style style:name="Table24.B" style:family="table-column">
      <style:table-column-properties style:column-width="1.065cm" style:rel-column-width="4107*"/>
    </style:style>
    <style:style style:name="Table24.C" style:family="table-column">
      <style:table-column-properties style:column-width="1.058cm" style:rel-column-width="4083*"/>
    </style:style>
    <style:style style:name="Table24.D" style:family="table-column">
      <style:table-column-properties style:column-width="1.064cm" style:rel-column-width="4099*"/>
    </style:style>
    <style:style style:name="Table24.E" style:family="table-column">
      <style:table-column-properties style:column-width="1.062cm" style:rel-column-width="4091*"/>
    </style:style>
    <style:style style:name="Table24.H" style:family="table-column">
      <style:table-column-properties style:column-width="0.005cm" style:rel-column-width="21*"/>
    </style:style>
    <style:style style:name="Table24.I" style:family="table-column">
      <style:table-column-properties style:column-width="1.06cm" style:rel-column-width="4086*"/>
    </style:style>
    <style:style style:name="Table24.Q" style:family="table-column">
      <style:table-column-properties style:column-width="1.069cm" style:rel-column-width="4120*"/>
    </style:style>
    <style:style style:name="Table24.A1" style:family="table-cell">
      <style:table-cell-properties fo:padding-left="0.101cm" fo:padding-right="0.101cm" fo:padding-top="0.03cm" fo:padding-bottom="0.03cm" fo:border-left="0.002cm solid #000000" fo:border-right="none" fo:border-top="0.002cm solid #000000" fo:border-bottom="0.002cm solid #000000"/>
    </style:style>
    <style:style style:name="Table24.Q1" style:family="table-cell">
      <style:table-cell-properties fo:padding-left="0.101cm" fo:padding-right="0.101cm" fo:padding-top="0.03cm" fo:padding-bottom="0.03cm" fo:border="0.002cm solid #000000"/>
    </style:style>
    <style:style style:name="Table24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4.I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066cm" style:rel-column-width="7963*"/>
    </style:style>
    <style:style style:name="Table25.B" style:family="table-column">
      <style:table-column-properties style:column-width="1.677cm" style:rel-column-width="6467*"/>
    </style:style>
    <style:style style:name="Table25.D" style:family="table-column">
      <style:table-column-properties style:column-width="11.58cm" style:rel-column-width="44638*"/>
    </style:style>
    <style:style style:name="Table25.A1" style:family="table-cell">
      <style:table-cell-properties fo:padding="0.097cm" fo:border="none"/>
    </style:style>
    <style:style style:name="P1" style:family="paragraph" style:parent-style-name="Footer">
      <style:paragraph-properties fo:text-align="start" style:justify-single-word="false"/>
      <style:text-properties style:font-name="Eras Medium ITC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Eras Medium ITC" fo:font-size="10pt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style:font-name="Eras Medium ITC"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 style:list-style-name="L1"/>
    <style:style style:name="P6" style:family="paragraph" style:parent-style-name="Standard">
      <style:paragraph-properties fo:margin-left="0cm" fo:margin-right="0cm" fo:margin-top="0cm" fo:margin-bottom="0.3cm" fo:text-indent="0cm" style:auto-text-indent="false" style:shadow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margin-left="0cm" fo:margin-right="0cm" fo:margin-top="0cm" fo:margin-bottom="0.3cm" fo:text-indent="0cm" style:auto-text-indent="false" style:shadow="none"/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.3cm" fo:text-indent="0cm" style:auto-text-indent="false" style:shadow="none"/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break-before="pag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1" style:family="paragraph" style:parent-style-name="Table_20_Contents">
      <style:text-properties style:font-name="Arial" fo:font-size="10.5pt" fo:font-weight="bol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.5pt" fo:font-weight="bold" fo:background-color="#e6e6e6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.5pt" fo:font-weight="bold" fo:background-color="transparent" style:font-size-asian="10.5pt" style:font-weight-asian="bold" style:font-size-complex="10.5pt" style:font-weight-complex="bold"/>
    </style:style>
    <style:style style:name="P15" style:family="paragraph" style:parent-style-name="Table_20_Contents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.5pt" fo:background-color="transparent" style:font-size-asian="10.5pt" style:font-size-complex="10.5pt"/>
    </style:style>
    <style:style style:name="P17" style:family="paragraph" style:parent-style-name="Table_20_Contents">
      <style:text-properties style:text-position="0% 100%"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Table_20_Contents">
      <style:paragraph-properties fo:margin-left="0.386cm" fo:margin-right="0cm" fo:text-indent="0cm" style:auto-text-indent="false"/>
      <style:text-properties style:text-position="0% 100%"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Table_20_Contents">
      <style:paragraph-properties fo:margin-top="0cm" fo:margin-bottom="0.3cm"/>
    </style:style>
    <style:style style:name="P20" style:family="paragraph" style:parent-style-name="Table_20_Contents">
      <style:paragraph-properties fo:margin-top="0cm" fo:margin-bottom="0.3cm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21" style:family="paragraph" style:parent-style-name="Table_20_Contents">
      <style:paragraph-properties fo:margin-left="0.39cm" fo:margin-right="0cm" fo:margin-top="0cm" fo:margin-bottom="0.101cm" fo:text-indent="0cm" style:auto-text-indent="false">
        <style:tab-stops/>
      </style:paragraph-properties>
    </style:style>
    <style:style style:name="P22" style:family="paragraph" style:parent-style-name="Table_20_Contents">
      <style:paragraph-properties fo:margin-left="0.39cm" fo:margin-right="0cm" fo:margin-top="0cm" fo:margin-bottom="0.101cm" fo:text-indent="0cm" style:auto-text-indent="false">
        <style:tab-stops/>
      </style:paragraph-properties>
      <style:text-properties style:text-position="0% 100%"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.5pt" fo:font-weight="bold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.5pt" fo:font-weight="bold" fo:background-color="transparent" style:font-size-asian="10.5pt" style:font-weight-asian="bold" style:font-size-complex="10.5pt" style:font-weight-complex="bold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 style:master-page-name="MP0">
      <style:paragraph-properties style:page-number="auto" fo:break-before="auto" fo:break-after="auto"/>
    </style:style>
    <style:style style:name="P27" style:family="paragraph" style:parent-style-name="Heading_20_2">
      <style:text-properties style:font-name="Eras Demi ITC1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Text_20_body">
      <style:text-properties style:font-name="Times New Roman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font-name="Eras Medium ITC" fo:font-size="10pt" style:font-name-asian="TimesNewRomanPSMT" style:font-size-asian="10pt" style:font-name-complex="TimesNewRomanPSMT" style:font-size-complex="10pt"/>
    </style:style>
    <style:style style:name="T4" style:family="text">
      <style:text-properties style:font-name="Eras Medium ITC" fo:font-size="10pt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8" style:family="text">
      <style:text-properties style:text-overline-style="solid" style:text-overline-width="auto" style:text-overline-color="font-color"/>
    </style:style>
    <style:style style:name="T9" style:family="text">
      <style:text-properties style:text-position="0% 100%"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m"/>
      </text:sequence-decls>
      <text:h text:style-name="P26" text:outline-level="1">SPI configuration port</text:h>
      <text:p text:style-name="Text_20_body">A write or read operation is initiated by pulling <text:span text:style-name="T1">spi_ncs</text:span> low. There are two parts to a communication cycle with the FPGA. In the first part, a 8-bit instruction word is written to the FPGA, coincident with the first 8 <text:span text:style-name="T1">spi_sclk</text:span><text:span text:style-name="T5"> </text:span>rising edges. The instruction word provides information regarding the data transfer, which is the second part of the communication cycle. The instruction word defines whether the upcoming data transfer is a read or a write and the starting register address for the first word of the data transfer. </text:p>
      <text:p text:style-name="Text_20_body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0">7</text:p>
          </table:table-cell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10">5</text:p>
          </table:table-cell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1</text:p>
          </table:table-cell>
          <table:table-cell table:style-name="Table1.H1" office:value-type="string">
            <text:p text:style-name="P10">0</text:p>
          </table:table-cell>
        </table:table-row>
        <table:table-row>
          <table:table-cell table:style-name="Table1.A2" office:value-type="string">
            <text:p text:style-name="P10">R/<text:span text:style-name="T8">W</text:span></text:p>
          </table:table-cell>
          <table:table-cell table:style-name="Table1.B2" table:number-columns-spanned="7" office:value-type="string">
            <text:p text:style-name="P10">ADD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Heading_20_2" text:outline-level="2">Setting a register value</text:h>
      <text:p text:style-name="Text_20_body">If the instruction word is for a write operation, the next 32 <text:span text:style-name="T1">spi_sclk</text:span> cycles clock in data for the address specified in the instruction word. Data bits are registered on the rising edge of <text:span text:style-name="T1">spi_sclk</text:span>. </text:p>
      <text:p text:style-name="P29"><draw:frame draw:style-name="fr1" draw:name="graphics3" text:anchor-type="paragraph" svg:width="17cm" svg:height="3.699cm" draw:z-index="0"><draw:image xlink:href="Pictures/200000C60000497300000FFCD2132B35.wmf" xlink:type="simple" xlink:show="embed" xlink:actuate="onLoad"/></draw:frame></text:p>
      <text:h text:style-name="P27" text:outline-level="2">Reading a register value</text:h>
      <text:p text:style-name="Text_20_body">If the instruction word is for a read operation, the next 32 SCLK cycles clock out the data from the address specified in the instruction word. The readback data is updated on the falling edge of <text:span text:style-name="T1">spi_sclk</text:span>. </text:p>
      <text:p text:style-name="P29"><draw:frame draw:style-name="fr2" draw:name="graphics4" text:anchor-type="paragraph" svg:width="17cm" svg:height="4.623cm" draw:z-index="1"><draw:image xlink:href="Pictures/2000010000004973000013FB774FC280.wmf" xlink:type="simple" xlink:show="embed" xlink:actuate="onLoad"/></draw:frame></text:p>
      <text:h text:style-name="P25" text:outline-level="1">Register set description</text:h>
      <text:h text:style-name="Heading_20_2" text:outline-level="2">Register 0x00 </text:h>
      <text:p text:style-name="P6">Identifi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A"/>
        <table:table-column table:style-name="Table2.H"/>
        <table:table-column table:style-name="Table2.I"/>
        <table:table-column table:style-name="Table2.E"/>
        <table:table-column table:style-name="Table2.D"/>
        <table:table-column table:style-name="Table2.E"/>
        <table:table-column table:style-name="Table2.D" table:number-columns-repeated="3"/>
        <table:table-column table:style-name="Table2.E"/>
        <table:table-column table:style-name="Table2.Q"/>
        <table:table-row>
          <table:table-cell table:style-name="Table2.A1" office:value-type="string">
            <text:p text:style-name="P10">31</text:p>
          </table:table-cell>
          <table:table-cell table:style-name="Table2.A1" office:value-type="string">
            <text:p text:style-name="P10">30</text:p>
          </table:table-cell>
          <table:table-cell table:style-name="Table2.A1" office:value-type="string">
            <text:p text:style-name="P10">29</text:p>
          </table:table-cell>
          <table:table-cell table:style-name="Table2.A1" office:value-type="string">
            <text:p text:style-name="P10">28</text:p>
          </table:table-cell>
          <table:table-cell table:style-name="Table2.A1" office:value-type="string">
            <text:p text:style-name="P10">27</text:p>
          </table:table-cell>
          <table:table-cell table:style-name="Table2.A1" office:value-type="string">
            <text:p text:style-name="P10">26</text:p>
          </table:table-cell>
          <table:table-cell table:style-name="Table2.A1" office:value-type="string">
            <text:p text:style-name="P10">25</text:p>
          </table:table-cell>
          <table:table-cell table:style-name="Table2.A1" table:number-columns-spanned="2" office:value-type="string">
            <text:p text:style-name="P10">24</text:p>
          </table:table-cell>
          <table:covered-table-cell/>
          <table:table-cell table:style-name="Table2.A1" office:value-type="string">
            <text:p text:style-name="P10">23</text:p>
          </table:table-cell>
          <table:table-cell table:style-name="Table2.A1" office:value-type="string">
            <text:p text:style-name="P10">22</text:p>
          </table:table-cell>
          <table:table-cell table:style-name="Table2.A1" office:value-type="string">
            <text:p text:style-name="P10">21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19</text:p>
          </table:table-cell>
          <table:table-cell table:style-name="Table2.A1" office:value-type="string">
            <text:p text:style-name="P10">18</text:p>
          </table:table-cell>
          <table:table-cell table:style-name="Table2.A1" office:value-type="string">
            <text:p text:style-name="P10">17</text:p>
          </table:table-cell>
          <table:table-cell table:style-name="Table2.Q1" office:value-type="string">
            <text:p text:style-name="P10">16</text:p>
          </table:table-cell>
        </table:table-row>
        <table:table-row>
          <table:table-cell table:style-name="Table2.A2" table:number-columns-spanned="17" office:value-type="string">
            <text:p text:style-name="P12">MAGI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0">15</text:p>
          </table:table-cell>
          <table:table-cell table:style-name="Table2.A3" office:value-type="string">
            <text:p text:style-name="P10">14</text:p>
          </table:table-cell>
          <table:table-cell table:style-name="Table2.A3" office:value-type="string">
            <text:p text:style-name="P10">13</text:p>
          </table:table-cell>
          <table:table-cell table:style-name="Table2.A3" office:value-type="string">
            <text:p text:style-name="P10">12</text:p>
          </table:table-cell>
          <table:table-cell table:style-name="Table2.A3" office:value-type="string">
            <text:p text:style-name="P10">11</text:p>
          </table:table-cell>
          <table:table-cell table:style-name="Table2.A3" office:value-type="string">
            <text:p text:style-name="P10">10</text:p>
          </table:table-cell>
          <table:table-cell table:style-name="Table2.A3" table:number-columns-spanned="2" office:value-type="string">
            <text:p text:style-name="P10">9</text:p>
          </table:table-cell>
          <table:covered-table-cell/>
          <table:table-cell table:style-name="Table2.A3" office:value-type="string">
            <text:p text:style-name="P10">8</text:p>
          </table:table-cell>
          <table:table-cell table:style-name="Table2.A3" office:value-type="string">
            <text:p text:style-name="P10">7</text:p>
          </table:table-cell>
          <table:table-cell table:style-name="Table2.A3" office:value-type="string">
            <text:p text:style-name="P10">6</text:p>
          </table:table-cell>
          <table:table-cell table:style-name="Table2.A3" office:value-type="string">
            <text:p text:style-name="P10">5</text:p>
          </table:table-cell>
          <table:table-cell table:style-name="Table2.A3" office:value-type="string">
            <text:p text:style-name="P10">4</text:p>
          </table:table-cell>
          <table:table-cell table:style-name="Table2.A3" office:value-type="string">
            <text:p text:style-name="P10">3</text:p>
          </table:table-cell>
          <table:table-cell table:style-name="Table2.A3" office:value-type="string">
            <text:p text:style-name="P10">2</text:p>
          </table:table-cell>
          <table:table-cell table:style-name="Table2.A3" office:value-type="string">
            <text:p text:style-name="P10">1</text:p>
          </table:table-cell>
          <table:table-cell table:style-name="Table2.A2" office:value-type="string">
            <text:p text:style-name="P10">0</text:p>
          </table:table-cell>
        </table:table-row>
        <table:table-row>
          <table:table-cell table:style-name="Table2.A2" table:number-columns-spanned="17" office:value-type="string">
            <text:p text:style-name="P12">MAGI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11">MAGIC</text:p>
          </table:table-cell>
          <table:table-cell table:style-name="Table3.A1" office:value-type="string">
            <text:p text:style-name="P15">[31..0]</text:p>
          </table:table-cell>
          <table:table-cell table:style-name="Table3.A1" office:value-type="string">
            <text:p text:style-name="P15">R</text:p>
          </table:table-cell>
          <table:table-cell table:style-name="Table3.A1" office:value-type="string">
            <text:p text:style-name="P11">Magic Identifier</text:p>
            <text:p text:style-name="P11"/>
            <text:p text:style-name="P18">32 bit unsigned integer</text:p>
            <text:p text:style-name="P18"/>
            <text:p text:style-name="P18">The magic value can be used to detect is the FPGA is running and the communication interface is working. It always reads <text:span text:style-name="T1">0xDEADBEEF</text:span> at the moment.</text:p>
            <text:p text:style-name="P18"/>
          </table:table-cell>
        </table:table-row>
      </table:table>
      <text:p text:style-name="Standard"/>
      <text:p text:style-name="P9"/>
      <text:h text:style-name="Heading_20_2" text:outline-level="2">Register 0x01</text:h>
      <text:p text:style-name="P6">PWM #1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B"/>
        <table:table-column table:style-name="Table4.A"/>
        <table:table-column table:style-name="Table4.H"/>
        <table:table-column table:style-name="Table4.I"/>
        <table:table-column table:style-name="Table4.E"/>
        <table:table-column table:style-name="Table4.D"/>
        <table:table-column table:style-name="Table4.E"/>
        <table:table-column table:style-name="Table4.D" table:number-columns-repeated="3"/>
        <table:table-column table:style-name="Table4.E"/>
        <table:table-column table:style-name="Table4.Q"/>
        <table:table-row>
          <table:table-cell table:style-name="Table4.A1" office:value-type="string">
            <text:p text:style-name="P10">31</text:p>
          </table:table-cell>
          <table:table-cell table:style-name="Table4.A1" office:value-type="string">
            <text:p text:style-name="P10">30</text:p>
          </table:table-cell>
          <table:table-cell table:style-name="Table4.A1" office:value-type="string">
            <text:p text:style-name="P10">29</text:p>
          </table:table-cell>
          <table:table-cell table:style-name="Table4.A1" office:value-type="string">
            <text:p text:style-name="P10">28</text:p>
          </table:table-cell>
          <table:table-cell table:style-name="Table4.A1" office:value-type="string">
            <text:p text:style-name="P10">27</text:p>
          </table:table-cell>
          <table:table-cell table:style-name="Table4.A1" office:value-type="string">
            <text:p text:style-name="P10">26</text:p>
          </table:table-cell>
          <table:table-cell table:style-name="Table4.A1" office:value-type="string">
            <text:p text:style-name="P10">25</text:p>
          </table:table-cell>
          <table:table-cell table:style-name="Table4.A1" table:number-columns-spanned="2" office:value-type="string">
            <text:p text:style-name="P10">24</text:p>
          </table:table-cell>
          <table:covered-table-cell/>
          <table:table-cell table:style-name="Table4.A1" office:value-type="string">
            <text:p text:style-name="P10">23</text:p>
          </table:table-cell>
          <table:table-cell table:style-name="Table4.A1" office:value-type="string">
            <text:p text:style-name="P10">22</text:p>
          </table:table-cell>
          <table:table-cell table:style-name="Table4.A1" office:value-type="string">
            <text:p text:style-name="P10">21</text:p>
          </table:table-cell>
          <table:table-cell table:style-name="Table4.A1" office:value-type="string">
            <text:p text:style-name="P10">20</text:p>
          </table:table-cell>
          <table:table-cell table:style-name="Table4.A1" office:value-type="string">
            <text:p text:style-name="P10">19</text:p>
          </table:table-cell>
          <table:table-cell table:style-name="Table4.A1" office:value-type="string">
            <text:p text:style-name="P10">18</text:p>
          </table:table-cell>
          <table:table-cell table:style-name="Table4.A1" office:value-type="string">
            <text:p text:style-name="P10">17</text:p>
          </table:table-cell>
          <table:table-cell table:style-name="Table4.Q1" office:value-type="string">
            <text:p text:style-name="P10">16</text:p>
          </table:table-cell>
        </table:table-row>
        <table:table-row>
          <table:table-cell table:style-name="Table4.A2" table:number-columns-spanned="17" office:value-type="string">
            <text:p text:style-name="P12">DU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0">15</text:p>
          </table:table-cell>
          <table:table-cell table:style-name="Table4.A3" office:value-type="string">
            <text:p text:style-name="P10">14</text:p>
          </table:table-cell>
          <table:table-cell table:style-name="Table4.A3" office:value-type="string">
            <text:p text:style-name="P10">13</text:p>
          </table:table-cell>
          <table:table-cell table:style-name="Table4.A3" office:value-type="string">
            <text:p text:style-name="P10">12</text:p>
          </table:table-cell>
          <table:table-cell table:style-name="Table4.A3" office:value-type="string">
            <text:p text:style-name="P10">11</text:p>
          </table:table-cell>
          <table:table-cell table:style-name="Table4.A3" office:value-type="string">
            <text:p text:style-name="P10">10</text:p>
          </table:table-cell>
          <table:table-cell table:style-name="Table4.A3" table:number-columns-spanned="2" office:value-type="string">
            <text:p text:style-name="P10">9</text:p>
          </table:table-cell>
          <table:covered-table-cell/>
          <table:table-cell table:style-name="Table4.A3" office:value-type="string">
            <text:p text:style-name="P10">8</text:p>
          </table:table-cell>
          <table:table-cell table:style-name="Table4.A3" office:value-type="string">
            <text:p text:style-name="P10">7</text:p>
          </table:table-cell>
          <table:table-cell table:style-name="Table4.A3" office:value-type="string">
            <text:p text:style-name="P10">6</text:p>
          </table:table-cell>
          <table:table-cell table:style-name="Table4.A3" office:value-type="string">
            <text:p text:style-name="P10">5</text:p>
          </table:table-cell>
          <table:table-cell table:style-name="Table4.A3" office:value-type="string">
            <text:p text:style-name="P10">4</text:p>
          </table:table-cell>
          <table:table-cell table:style-name="Table4.A3" office:value-type="string">
            <text:p text:style-name="P10">3</text:p>
          </table:table-cell>
          <table:table-cell table:style-name="Table4.A3" office:value-type="string">
            <text:p text:style-name="P10">2</text:p>
          </table:table-cell>
          <table:table-cell table:style-name="Table4.A3" office:value-type="string">
            <text:p text:style-name="P10">1</text:p>
          </table:table-cell>
          <table:table-cell table:style-name="Table4.A2" office:value-type="string">
            <text:p text:style-name="P10">0</text:p>
          </table:table-cell>
        </table:table-row>
        <table:table-row>
          <table:table-cell table:style-name="Table4.A2" table:number-columns-spanned="17" office:value-type="string">
            <text:p text:style-name="P12">FRE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11">FREQ</text:p>
          </table:table-cell>
          <table:table-cell table:style-name="Table5.A1" office:value-type="string">
            <text:p text:style-name="P15">[15..0]</text:p>
          </table:table-cell>
          <table:table-cell table:style-name="Table5.A1" office:value-type="string">
            <text:p text:style-name="P15">R/W</text:p>
          </table:table-cell>
          <table:table-cell table:style-name="Table5.A1" office:value-type="string">
            <text:p text:style-name="P11">PWM1 Frequency</text:p>
            <text:p text:style-name="P11"/>
            <text:p text:style-name="P18">16 bit unsigned integer</text:p>
            <text:p text:style-name="P18"/>
            <text:p text:style-name="P18">The frequency of the first PWM output is configured vis this value:</text:p>
            <text:p text:style-name="P18"/>
            <text:p text:style-name="P18"><draw:frame draw:style-name="fr3" draw:name="Object4" text:anchor-type="as-char" svg:width="4.251cm" svg:height="1.097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8"/>
          </table:table-cell>
        </table:table-row>
        <table:table-row>
          <table:table-cell table:style-name="Table5.A1" office:value-type="string">
            <text:p text:style-name="P11">DUTY</text:p>
          </table:table-cell>
          <table:table-cell table:style-name="Table5.A1" office:value-type="string">
            <text:p text:style-name="P15">[31..0]</text:p>
          </table:table-cell>
          <table:table-cell table:style-name="Table5.A1" office:value-type="string">
            <text:p text:style-name="P15">R/W</text:p>
          </table:table-cell>
          <table:table-cell table:style-name="Table5.A1" office:value-type="string">
            <text:p text:style-name="P11">PWM1 Duty Cycle</text:p>
            <text:p text:style-name="P11"/>
            <text:p text:style-name="P18">16 bit unsigned integer</text:p>
            <text:p text:style-name="P18"/>
            <text:p text:style-name="P18">The duty cycle of the first PWM output is configured vis this value:</text:p>
            <text:p text:style-name="P18"/>
            <text:p text:style-name="P17"><draw:frame draw:style-name="fr3" draw:name="Object22" text:anchor-type="as-char" svg:width="4.235cm" svg:height="1.097cm" draw:z-index="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Standard"/>
      <text:p text:style-name="P9"/>
      <text:h text:style-name="Heading_20_2" text:outline-level="2">Register 0x02</text:h>
      <text:p text:style-name="P6">PWM #2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B"/>
        <table:table-column table:style-name="Table6.A"/>
        <table:table-column table:style-name="Table6.H"/>
        <table:table-column table:style-name="Table6.I"/>
        <table:table-column table:style-name="Table6.E"/>
        <table:table-column table:style-name="Table6.D"/>
        <table:table-column table:style-name="Table6.E"/>
        <table:table-column table:style-name="Table6.D" table:number-columns-repeated="3"/>
        <table:table-column table:style-name="Table6.E"/>
        <table:table-column table:style-name="Table6.Q"/>
        <table:table-row>
          <table:table-cell table:style-name="Table6.A1" office:value-type="string">
            <text:p text:style-name="P10">31</text:p>
          </table:table-cell>
          <table:table-cell table:style-name="Table6.A1" office:value-type="string">
            <text:p text:style-name="P10">30</text:p>
          </table:table-cell>
          <table:table-cell table:style-name="Table6.A1" office:value-type="string">
            <text:p text:style-name="P10">29</text:p>
          </table:table-cell>
          <table:table-cell table:style-name="Table6.A1" office:value-type="string">
            <text:p text:style-name="P10">28</text:p>
          </table:table-cell>
          <table:table-cell table:style-name="Table6.A1" office:value-type="string">
            <text:p text:style-name="P10">27</text:p>
          </table:table-cell>
          <table:table-cell table:style-name="Table6.A1" office:value-type="string">
            <text:p text:style-name="P10">26</text:p>
          </table:table-cell>
          <table:table-cell table:style-name="Table6.A1" office:value-type="string">
            <text:p text:style-name="P10">25</text:p>
          </table:table-cell>
          <table:table-cell table:style-name="Table6.A1" table:number-columns-spanned="2" office:value-type="string">
            <text:p text:style-name="P10">24</text:p>
          </table:table-cell>
          <table:covered-table-cell/>
          <table:table-cell table:style-name="Table6.A1" office:value-type="string">
            <text:p text:style-name="P10">23</text:p>
          </table:table-cell>
          <table:table-cell table:style-name="Table6.A1" office:value-type="string">
            <text:p text:style-name="P10">22</text:p>
          </table:table-cell>
          <table:table-cell table:style-name="Table6.A1" office:value-type="string">
            <text:p text:style-name="P10">21</text:p>
          </table:table-cell>
          <table:table-cell table:style-name="Table6.A1" office:value-type="string">
            <text:p text:style-name="P10">20</text:p>
          </table:table-cell>
          <table:table-cell table:style-name="Table6.A1" office:value-type="string">
            <text:p text:style-name="P10">19</text:p>
          </table:table-cell>
          <table:table-cell table:style-name="Table6.A1" office:value-type="string">
            <text:p text:style-name="P10">18</text:p>
          </table:table-cell>
          <table:table-cell table:style-name="Table6.A1" office:value-type="string">
            <text:p text:style-name="P10">17</text:p>
          </table:table-cell>
          <table:table-cell table:style-name="Table6.Q1" office:value-type="string">
            <text:p text:style-name="P10">16</text:p>
          </table:table-cell>
        </table:table-row>
        <table:table-row>
          <table:table-cell table:style-name="Table6.A2" table:number-columns-spanned="17" office:value-type="string">
            <text:p text:style-name="P12">DU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3" office:value-type="string">
            <text:p text:style-name="P10">15</text:p>
          </table:table-cell>
          <table:table-cell table:style-name="Table6.A3" office:value-type="string">
            <text:p text:style-name="P10">14</text:p>
          </table:table-cell>
          <table:table-cell table:style-name="Table6.A3" office:value-type="string">
            <text:p text:style-name="P10">13</text:p>
          </table:table-cell>
          <table:table-cell table:style-name="Table6.A3" office:value-type="string">
            <text:p text:style-name="P10">12</text:p>
          </table:table-cell>
          <table:table-cell table:style-name="Table6.A3" office:value-type="string">
            <text:p text:style-name="P10">11</text:p>
          </table:table-cell>
          <table:table-cell table:style-name="Table6.A3" office:value-type="string">
            <text:p text:style-name="P10">10</text:p>
          </table:table-cell>
          <table:table-cell table:style-name="Table6.A3" table:number-columns-spanned="2" office:value-type="string">
            <text:p text:style-name="P10">9</text:p>
          </table:table-cell>
          <table:covered-table-cell/>
          <table:table-cell table:style-name="Table6.A3" office:value-type="string">
            <text:p text:style-name="P10">8</text:p>
          </table:table-cell>
          <table:table-cell table:style-name="Table6.A3" office:value-type="string">
            <text:p text:style-name="P10">7</text:p>
          </table:table-cell>
          <table:table-cell table:style-name="Table6.A3" office:value-type="string">
            <text:p text:style-name="P10">6</text:p>
          </table:table-cell>
          <table:table-cell table:style-name="Table6.A3" office:value-type="string">
            <text:p text:style-name="P10">5</text:p>
          </table:table-cell>
          <table:table-cell table:style-name="Table6.A3" office:value-type="string">
            <text:p text:style-name="P10">4</text:p>
          </table:table-cell>
          <table:table-cell table:style-name="Table6.A3" office:value-type="string">
            <text:p text:style-name="P10">3</text:p>
          </table:table-cell>
          <table:table-cell table:style-name="Table6.A3" office:value-type="string">
            <text:p text:style-name="P10">2</text:p>
          </table:table-cell>
          <table:table-cell table:style-name="Table6.A3" office:value-type="string">
            <text:p text:style-name="P10">1</text:p>
          </table:table-cell>
          <table:table-cell table:style-name="Table6.A2" office:value-type="string">
            <text:p text:style-name="P10">0</text:p>
          </table:table-cell>
        </table:table-row>
        <table:table-row>
          <table:table-cell table:style-name="Table6.A2" table:number-columns-spanned="17" office:value-type="string">
            <text:p text:style-name="P12">FRE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11">FREQ</text:p>
          </table:table-cell>
          <table:table-cell table:style-name="Table7.A1" office:value-type="string">
            <text:p text:style-name="P15">[15..0]</text:p>
          </table:table-cell>
          <table:table-cell table:style-name="Table7.A1" office:value-type="string">
            <text:p text:style-name="P15">R/W</text:p>
          </table:table-cell>
          <table:table-cell table:style-name="Table7.A1" office:value-type="string">
            <text:p text:style-name="P11">PWM1 Frequency</text:p>
            <text:p text:style-name="P11"/>
            <text:p text:style-name="P18">16 bit unsigned integer</text:p>
            <text:p text:style-name="P18"/>
            <text:p text:style-name="P18">The frequency of the second PWM output is configured vis this value:</text:p>
            <text:p text:style-name="P18"/>
            <text:p text:style-name="P18"><draw:frame draw:style-name="fr3" draw:name="Object25" text:anchor-type="as-char" svg:width="4.251cm" svg:height="1.097cm" draw:z-index="4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18"/>
          </table:table-cell>
        </table:table-row>
        <table:table-row>
          <table:table-cell table:style-name="Table7.A1" office:value-type="string">
            <text:p text:style-name="P11">DUTY</text:p>
          </table:table-cell>
          <table:table-cell table:style-name="Table7.A1" office:value-type="string">
            <text:p text:style-name="P15">[31..0]</text:p>
          </table:table-cell>
          <table:table-cell table:style-name="Table7.A1" office:value-type="string">
            <text:p text:style-name="P15">R/W</text:p>
          </table:table-cell>
          <table:table-cell table:style-name="Table7.A1" office:value-type="string">
            <text:p text:style-name="P11">PWM1 Duty Cycle</text:p>
            <text:p text:style-name="P11"/>
            <text:p text:style-name="P18">16 bit unsigned integer</text:p>
            <text:p text:style-name="P18"/>
            <text:p text:style-name="P18">The duty cycle of the second PWM output is configured vis this value:</text:p>
            <text:p text:style-name="P18"/>
            <text:p text:style-name="P17"><draw:frame draw:style-name="fr3" draw:name="Object26" text:anchor-type="as-char" svg:width="4.235cm" svg:height="1.097cm" draw:z-index="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p text:style-name="Standard"/>
      <text:p text:style-name="P8"/>
      <text:h text:style-name="P28" text:outline-level="2">Register 0x03</text:h>
      <text:p text:style-name="P6">ADC Timing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B"/>
        <table:table-column table:style-name="Table8.A"/>
        <table:table-column table:style-name="Table8.H"/>
        <table:table-column table:style-name="Table8.I"/>
        <table:table-column table:style-name="Table8.J"/>
        <table:table-column table:style-name="Table8.K"/>
        <table:table-column table:style-name="Table8.D"/>
        <table:table-column table:style-name="Table8.E"/>
        <table:table-column table:style-name="Table8.D" table:number-columns-repeated="3"/>
        <table:table-column table:style-name="Table8.E"/>
        <table:table-column table:style-name="Table8.R"/>
        <table:table-row>
          <table:table-cell table:style-name="Table8.A1" office:value-type="string">
            <text:p text:style-name="P10">31</text:p>
          </table:table-cell>
          <table:table-cell table:style-name="Table8.A1" office:value-type="string">
            <text:p text:style-name="P10">30</text:p>
          </table:table-cell>
          <table:table-cell table:style-name="Table8.A1" office:value-type="string">
            <text:p text:style-name="P10">29</text:p>
          </table:table-cell>
          <table:table-cell table:style-name="Table8.A1" office:value-type="string">
            <text:p text:style-name="P10">28</text:p>
          </table:table-cell>
          <table:table-cell table:style-name="Table8.A1" office:value-type="string">
            <text:p text:style-name="P10">27</text:p>
          </table:table-cell>
          <table:table-cell table:style-name="Table8.A1" office:value-type="string">
            <text:p text:style-name="P10">26</text:p>
          </table:table-cell>
          <table:table-cell table:style-name="Table8.A1" office:value-type="string">
            <text:p text:style-name="P10">25</text:p>
          </table:table-cell>
          <table:table-cell table:style-name="Table8.A1" table:number-columns-spanned="2" office:value-type="string">
            <text:p text:style-name="P10">24</text:p>
          </table:table-cell>
          <table:covered-table-cell/>
          <table:table-cell table:style-name="Table8.A1" table:number-columns-spanned="2" office:value-type="string">
            <text:p text:style-name="P10">23</text:p>
          </table:table-cell>
          <table:covered-table-cell/>
          <table:table-cell table:style-name="Table8.A1" office:value-type="string">
            <text:p text:style-name="P10">22</text:p>
          </table:table-cell>
          <table:table-cell table:style-name="Table8.A1" office:value-type="string">
            <text:p text:style-name="P10">21</text:p>
          </table:table-cell>
          <table:table-cell table:style-name="Table8.A1" office:value-type="string">
            <text:p text:style-name="P10">20</text:p>
          </table:table-cell>
          <table:table-cell table:style-name="Table8.A1" office:value-type="string">
            <text:p text:style-name="P10">19</text:p>
          </table:table-cell>
          <table:table-cell table:style-name="Table8.A1" office:value-type="string">
            <text:p text:style-name="P10">18</text:p>
          </table:table-cell>
          <table:table-cell table:style-name="Table8.A1" office:value-type="string">
            <text:p text:style-name="P10">17</text:p>
          </table:table-cell>
          <table:table-cell table:style-name="Table8.R1" office:value-type="string">
            <text:p text:style-name="P10">16</text:p>
          </table:table-cell>
        </table:table-row>
        <table:table-row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table:number-columns-spanned="2" office:value-type="string">
            <text:p text:style-name="P12"/>
          </table:table-cell>
          <table:covered-table-cell/>
          <table:table-cell table:style-name="Table8.A2" office:value-type="string">
            <text:p text:style-name="P12"/>
          </table:table-cell>
          <table:table-cell table:style-name="Table8.A2" table:number-columns-spanned="2" office:value-type="string">
            <text:p text:style-name="P12"/>
          </table:table-cell>
          <table:covered-table-cell/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R2" office:value-type="string">
            <text:p text:style-name="P12"/>
          </table:table-cell>
        </table:table-row>
        <table:table-row>
          <table:table-cell table:style-name="Table8.A3" office:value-type="string">
            <text:p text:style-name="P10">15</text:p>
          </table:table-cell>
          <table:table-cell table:style-name="Table8.A3" office:value-type="string">
            <text:p text:style-name="P10">14</text:p>
          </table:table-cell>
          <table:table-cell table:style-name="Table8.A3" office:value-type="string">
            <text:p text:style-name="P10">13</text:p>
          </table:table-cell>
          <table:table-cell table:style-name="Table8.A3" office:value-type="string">
            <text:p text:style-name="P10">12</text:p>
          </table:table-cell>
          <table:table-cell table:style-name="Table8.A3" office:value-type="string">
            <text:p text:style-name="P10">11</text:p>
          </table:table-cell>
          <table:table-cell table:style-name="Table8.A3" office:value-type="string">
            <text:p text:style-name="P10">10</text:p>
          </table:table-cell>
          <table:table-cell table:style-name="Table8.A3" table:number-columns-spanned="2" office:value-type="string">
            <text:p text:style-name="P10">9</text:p>
          </table:table-cell>
          <table:covered-table-cell/>
          <table:table-cell table:style-name="Table8.A3" office:value-type="string">
            <text:p text:style-name="P10">8</text:p>
          </table:table-cell>
          <table:table-cell table:style-name="Table8.A3" table:number-columns-spanned="2" office:value-type="string">
            <text:p text:style-name="P10">7</text:p>
          </table:table-cell>
          <table:covered-table-cell/>
          <table:table-cell table:style-name="Table8.A3" office:value-type="string">
            <text:p text:style-name="P10">6</text:p>
          </table:table-cell>
          <table:table-cell table:style-name="Table8.A3" office:value-type="string">
            <text:p text:style-name="P10">5</text:p>
          </table:table-cell>
          <table:table-cell table:style-name="Table8.A3" office:value-type="string">
            <text:p text:style-name="P10">4</text:p>
          </table:table-cell>
          <table:table-cell table:style-name="Table8.A3" office:value-type="string">
            <text:p text:style-name="P10">3</text:p>
          </table:table-cell>
          <table:table-cell table:style-name="Table8.A3" office:value-type="string">
            <text:p text:style-name="P10">2</text:p>
          </table:table-cell>
          <table:table-cell table:style-name="Table8.A3" office:value-type="string">
            <text:p text:style-name="P10">1</text:p>
          </table:table-cell>
          <table:table-cell table:style-name="Table8.R3" office:value-type="string">
            <text:p text:style-name="P10">0</text:p>
          </table:table-cell>
        </table:table-row>
        <table:table-row>
          <table:table-cell table:style-name="Table8.A3" table:number-columns-spanned="10" office:value-type="string">
            <text:p text:style-name="P12">ACQL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R3" table:number-columns-spanned="8" office:value-type="string">
            <text:p text:style-name="P12">CLKDI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11">CLKDIV</text:p>
          </table:table-cell>
          <table:table-cell table:style-name="Table9.A1" office:value-type="string">
            <text:p text:style-name="P15">[7..0]</text:p>
          </table:table-cell>
          <table:table-cell table:style-name="Table9.A1" office:value-type="string">
            <text:p text:style-name="P15">R/W</text:p>
          </table:table-cell>
          <table:table-cell table:style-name="Table9.A1" office:value-type="string">
            <text:p text:style-name="P11">AD7357 SCK Frequency</text:p>
            <text:p text:style-name="P11"/>
            <text:p text:style-name="P18">8 bit unsigned integer</text:p>
            <text:p text:style-name="P18"/>
            <text:p text:style-name="P18">The frequency of the SCK line to the AD7357 ADC is configured via this value:</text:p>
            <text:p text:style-name="P18"/>
            <text:p text:style-name="P18"><draw:frame draw:style-name="fr3" draw:name="Object1" text:anchor-type="as-char" svg:width="3.425cm" svg:height="1.097cm" draw:z-index="6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18"/>
          </table:table-cell>
        </table:table-row>
        <table:table-row>
          <table:table-cell table:style-name="Table9.A1" office:value-type="string">
            <text:p text:style-name="P11">DUTY</text:p>
          </table:table-cell>
          <table:table-cell table:style-name="Table9.A1" office:value-type="string">
            <text:p text:style-name="P15">[15..8]</text:p>
          </table:table-cell>
          <table:table-cell table:style-name="Table9.A1" office:value-type="string">
            <text:p text:style-name="P15">R/W</text:p>
          </table:table-cell>
          <table:table-cell table:style-name="Table9.A1" office:value-type="string">
            <text:p text:style-name="P11">AD7357 Acquisition Time</text:p>
            <text:p text:style-name="P11"/>
            <text:p text:style-name="P18">8 bit unsigned integer</text:p>
            <text:p text:style-name="P18"/>
            <text:p text:style-name="P18">Number of SCK cycles the CS Line to the AD7357 is held high between two conversions.</text:p>
          </table:table-cell>
        </table:table-row>
      </table:table>
      <text:p text:style-name="Standard"/>
      <text:p text:style-name="P9"/>
      <text:h text:style-name="Heading_20_2" text:outline-level="2">Register 0x04</text:h>
      <text:p text:style-name="P6">SSC Interface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B"/>
        <table:table-column table:style-name="Table10.A"/>
        <table:table-column table:style-name="Table10.H"/>
        <table:table-column table:style-name="Table10.I"/>
        <table:table-column table:style-name="Table10.E"/>
        <table:table-column table:style-name="Table10.D"/>
        <table:table-column table:style-name="Table10.E"/>
        <table:table-column table:style-name="Table10.D" table:number-columns-repeated="3"/>
        <table:table-column table:style-name="Table10.E"/>
        <table:table-column table:style-name="Table10.Q"/>
        <table:table-row>
          <table:table-cell table:style-name="Table10.A1" office:value-type="string">
            <text:p text:style-name="P10">31</text:p>
          </table:table-cell>
          <table:table-cell table:style-name="Table10.A1" office:value-type="string">
            <text:p text:style-name="P10">30</text:p>
          </table:table-cell>
          <table:table-cell table:style-name="Table10.A1" office:value-type="string">
            <text:p text:style-name="P10">29</text:p>
          </table:table-cell>
          <table:table-cell table:style-name="Table10.A1" office:value-type="string">
            <text:p text:style-name="P10">28</text:p>
          </table:table-cell>
          <table:table-cell table:style-name="Table10.A1" office:value-type="string">
            <text:p text:style-name="P10">27</text:p>
          </table:table-cell>
          <table:table-cell table:style-name="Table10.A1" office:value-type="string">
            <text:p text:style-name="P10">26</text:p>
          </table:table-cell>
          <table:table-cell table:style-name="Table10.A1" office:value-type="string">
            <text:p text:style-name="P10">25</text:p>
          </table:table-cell>
          <table:table-cell table:style-name="Table10.A1" table:number-columns-spanned="2" office:value-type="string">
            <text:p text:style-name="P10">24</text:p>
          </table:table-cell>
          <table:covered-table-cell/>
          <table:table-cell table:style-name="Table10.A1" office:value-type="string">
            <text:p text:style-name="P10">23</text:p>
          </table:table-cell>
          <table:table-cell table:style-name="Table10.A1" office:value-type="string">
            <text:p text:style-name="P10">22</text:p>
          </table:table-cell>
          <table:table-cell table:style-name="Table10.A1" office:value-type="string">
            <text:p text:style-name="P10">21</text:p>
          </table:table-cell>
          <table:table-cell table:style-name="Table10.A1" office:value-type="string">
            <text:p text:style-name="P10">20</text:p>
          </table:table-cell>
          <table:table-cell table:style-name="Table10.A1" office:value-type="string">
            <text:p text:style-name="P10">19</text:p>
          </table:table-cell>
          <table:table-cell table:style-name="Table10.A1" office:value-type="string">
            <text:p text:style-name="P10">18</text:p>
          </table:table-cell>
          <table:table-cell table:style-name="Table10.A1" office:value-type="string">
            <text:p text:style-name="P10">17</text:p>
          </table:table-cell>
          <table:table-cell table:style-name="Table10.Q1" office:value-type="string">
            <text:p text:style-name="P10">16</text:p>
          </table:table-cell>
        </table:table-row>
        <table:table-row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table:number-columns-spanned="2" office:value-type="string">
            <text:p text:style-name="P13"/>
          </table:table-cell>
          <table:covered-table-cell/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Q2" office:value-type="string">
            <text:p text:style-name="P13"/>
          </table:table-cell>
        </table:table-row>
        <table:table-row>
          <table:table-cell table:style-name="Table10.A3" office:value-type="string">
            <text:p text:style-name="P10">15</text:p>
          </table:table-cell>
          <table:table-cell table:style-name="Table10.A3" office:value-type="string">
            <text:p text:style-name="P10">14</text:p>
          </table:table-cell>
          <table:table-cell table:style-name="Table10.A3" office:value-type="string">
            <text:p text:style-name="P10">13</text:p>
          </table:table-cell>
          <table:table-cell table:style-name="Table10.A3" office:value-type="string">
            <text:p text:style-name="P10">12</text:p>
          </table:table-cell>
          <table:table-cell table:style-name="Table10.A3" office:value-type="string">
            <text:p text:style-name="P10">11</text:p>
          </table:table-cell>
          <table:table-cell table:style-name="Table10.A3" office:value-type="string">
            <text:p text:style-name="P10">10</text:p>
          </table:table-cell>
          <table:table-cell table:style-name="Table10.A3" table:number-columns-spanned="2" office:value-type="string">
            <text:p text:style-name="P10">9</text:p>
          </table:table-cell>
          <table:covered-table-cell/>
          <table:table-cell table:style-name="Table10.A3" office:value-type="string">
            <text:p text:style-name="P10">8</text:p>
          </table:table-cell>
          <table:table-cell table:style-name="Table10.A3" office:value-type="string">
            <text:p text:style-name="P10">7</text:p>
          </table:table-cell>
          <table:table-cell table:style-name="Table10.A3" office:value-type="string">
            <text:p text:style-name="P10">6</text:p>
          </table:table-cell>
          <table:table-cell table:style-name="Table10.A3" office:value-type="string">
            <text:p text:style-name="P10">5</text:p>
          </table:table-cell>
          <table:table-cell table:style-name="Table10.A3" office:value-type="string">
            <text:p text:style-name="P10">4</text:p>
          </table:table-cell>
          <table:table-cell table:style-name="Table10.A3" office:value-type="string">
            <text:p text:style-name="P10">3</text:p>
          </table:table-cell>
          <table:table-cell table:style-name="Table10.A3" office:value-type="string">
            <text:p text:style-name="P10">2</text:p>
          </table:table-cell>
          <table:table-cell table:style-name="Table10.A3" office:value-type="string">
            <text:p text:style-name="P10">1</text:p>
          </table:table-cell>
          <table:table-cell table:style-name="Table10.Q3" office:value-type="string">
            <text:p text:style-name="P10">0</text:p>
          </table:table-cell>
        </table:table-row>
        <table:table-row>
          <table:table-cell table:style-name="Table10.A3" table:number-columns-spanned="9" office:value-type="string">
            <text:p text:style-name="P12">CLKDI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A2" office:value-type="string">
            <text:p text:style-name="P12"/>
          </table:table-cell>
          <table:table-cell table:style-name="Table10.A2" office:value-type="string">
            <text:p text:style-name="P12"/>
          </table:table-cell>
          <table:table-cell table:style-name="Table10.A2" office:value-type="string">
            <text:p text:style-name="P12"/>
          </table:table-cell>
          <table:table-cell table:style-name="Table10.A2" office:value-type="string">
            <text:p text:style-name="P12"/>
          </table:table-cell>
          <table:table-cell table:style-name="Table10.A2" office:value-type="string">
            <text:p text:style-name="P12"/>
          </table:table-cell>
          <table:table-cell table:style-name="Table10.A2" office:value-type="string">
            <text:p text:style-name="P12"/>
          </table:table-cell>
          <table:table-cell table:style-name="Table10.A2" office:value-type="string">
            <text:p text:style-name="P12"/>
          </table:table-cell>
          <table:table-cell table:style-name="Table10.Q3" office:value-type="string">
            <text:p text:style-name="P12">TM</text:p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row>
          <table:table-cell table:style-name="Table11.A1" office:value-type="string">
            <text:p text:style-name="P11">TM</text:p>
          </table:table-cell>
          <table:table-cell table:style-name="Table11.A1" office:value-type="string">
            <text:p text:style-name="P15">[0]</text:p>
          </table:table-cell>
          <table:table-cell table:style-name="Table11.A1" office:value-type="string">
            <text:p text:style-name="P15">R/W</text:p>
          </table:table-cell>
          <table:table-cell table:style-name="Table11.A1" office:value-type="string">
            <text:p text:style-name="P11">Testmode</text:p>
            <text:p text:style-name="P11"/>
            <text:p text:style-name="P20">Decides if the testmode of the SSC Interface is enabled:</text:p>
            <text:p text:style-name="P21"><text:span text:style-name="Absatz-Standardschriftart"><text:span text:style-name="T7">0<text:tab/></text:span></text:span><text:span text:style-name="Absatz-Standardschriftart"><text:span text:style-name="T6">normal operation</text:span></text:span></text:p>
            <text:p text:style-name="P22"><text:span text:style-name="Absatz-Standardschriftart"><text:span text:style-name="T1">1</text:span></text:span><text:span text:style-name="Absatz-Standardschriftart"><text:tab/>testmode enabled, data is replaced by a 16 bit counter</text:span></text:p>
            <text:p text:style-name="P18"/>
          </table:table-cell>
        </table:table-row>
        <table:table-row>
          <table:table-cell table:style-name="Table11.A1" office:value-type="string">
            <text:p text:style-name="P11">CLKDIV</text:p>
          </table:table-cell>
          <table:table-cell table:style-name="Table11.A1" office:value-type="string">
            <text:p text:style-name="P15">[15..8]</text:p>
          </table:table-cell>
          <table:table-cell table:style-name="Table11.A1" office:value-type="string">
            <text:p text:style-name="P15">R/W</text:p>
          </table:table-cell>
          <table:table-cell table:style-name="Table11.A1" office:value-type="string">
            <text:p text:style-name="P11">SSC Clock Frequency</text:p>
            <text:p text:style-name="P11"/>
            <text:p text:style-name="P18">8 bit unsigned integer</text:p>
            <text:p text:style-name="P18"/>
            <text:p text:style-name="P18">The frequency of the Clock line of the SSC interface to the MCU is configured via this value:</text:p>
            <text:p text:style-name="P18"/>
            <text:p text:style-name="P18"><draw:frame draw:style-name="fr3" draw:name="Object2" text:anchor-type="as-char" svg:width="4.597cm" svg:height="1.117cm" draw:z-index="7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18"/>
          </table:table-cell>
        </table:table-row>
      </table:table>
      <text:p text:style-name="P7"/>
      <text:h text:style-name="P28" text:outline-level="2">Register 0x06</text:h>
      <text:p text:style-name="P6">Decimation Filter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B"/>
        <table:table-column table:style-name="Table12.A"/>
        <table:table-column table:style-name="Table12.H"/>
        <table:table-column table:style-name="Table12.I"/>
        <table:table-column table:style-name="Table12.E"/>
        <table:table-column table:style-name="Table12.D"/>
        <table:table-column table:style-name="Table12.E"/>
        <table:table-column table:style-name="Table12.D" table:number-columns-repeated="3"/>
        <table:table-column table:style-name="Table12.E"/>
        <table:table-column table:style-name="Table12.Q"/>
        <table:table-row>
          <table:table-cell table:style-name="Table12.A1" office:value-type="string">
            <text:p text:style-name="P10">31</text:p>
          </table:table-cell>
          <table:table-cell table:style-name="Table12.A1" office:value-type="string">
            <text:p text:style-name="P10">30</text:p>
          </table:table-cell>
          <table:table-cell table:style-name="Table12.A1" office:value-type="string">
            <text:p text:style-name="P10">29</text:p>
          </table:table-cell>
          <table:table-cell table:style-name="Table12.A1" office:value-type="string">
            <text:p text:style-name="P10">28</text:p>
          </table:table-cell>
          <table:table-cell table:style-name="Table12.A1" office:value-type="string">
            <text:p text:style-name="P10">27</text:p>
          </table:table-cell>
          <table:table-cell table:style-name="Table12.A1" office:value-type="string">
            <text:p text:style-name="P10">26</text:p>
          </table:table-cell>
          <table:table-cell table:style-name="Table12.A1" office:value-type="string">
            <text:p text:style-name="P10">25</text:p>
          </table:table-cell>
          <table:table-cell table:style-name="Table12.A1" table:number-columns-spanned="2" office:value-type="string">
            <text:p text:style-name="P10">24</text:p>
          </table:table-cell>
          <table:covered-table-cell/>
          <table:table-cell table:style-name="Table12.A1" office:value-type="string">
            <text:p text:style-name="P10">23</text:p>
          </table:table-cell>
          <table:table-cell table:style-name="Table12.A1" office:value-type="string">
            <text:p text:style-name="P10">22</text:p>
          </table:table-cell>
          <table:table-cell table:style-name="Table12.A1" office:value-type="string">
            <text:p text:style-name="P10">21</text:p>
          </table:table-cell>
          <table:table-cell table:style-name="Table12.A1" office:value-type="string">
            <text:p text:style-name="P10">20</text:p>
          </table:table-cell>
          <table:table-cell table:style-name="Table12.A1" office:value-type="string">
            <text:p text:style-name="P10">19</text:p>
          </table:table-cell>
          <table:table-cell table:style-name="Table12.A1" office:value-type="string">
            <text:p text:style-name="P10">18</text:p>
          </table:table-cell>
          <table:table-cell table:style-name="Table12.A1" office:value-type="string">
            <text:p text:style-name="P10">17</text:p>
          </table:table-cell>
          <table:table-cell table:style-name="Table12.Q1" office:value-type="string">
            <text:p text:style-name="P10">16</text:p>
          </table:table-cell>
        </table:table-row>
        <table:table-row>
          <table:table-cell table:style-name="Table12.A2" office:value-type="string">
            <text:p text:style-name="P13"/>
          </table:table-cell>
          <table:table-cell table:style-name="Table12.A2" office:value-type="string">
            <text:p text:style-name="P13"/>
          </table:table-cell>
          <table:table-cell table:style-name="Table12.A2" office:value-type="string">
            <text:p text:style-name="P13"/>
          </table:table-cell>
          <table:table-cell table:style-name="Table12.A2" office:value-type="string">
            <text:p text:style-name="P13"/>
          </table:table-cell>
          <table:table-cell table:style-name="Table12.A2" office:value-type="string">
            <text:p text:style-name="P13"/>
          </table:table-cell>
          <table:table-cell table:style-name="Table12.A2" office:value-type="string">
            <text:p text:style-name="P13"/>
          </table:table-cell>
          <table:table-cell table:style-name="Table12.A2" table:number-columns-spanned="2" office:value-type="string">
            <text:p text:style-name="P13"/>
          </table:table-cell>
          <table:covered-table-cell/>
          <table:table-cell table:style-name="Table12.A2" office:value-type="string">
            <text:p text:style-name="P13"/>
          </table:table-cell>
          <table:table-cell table:style-name="Table12.A2" office:value-type="string">
            <text:p text:style-name="P13"/>
          </table:table-cell>
          <table:table-cell table:style-name="Table12.A2" office:value-type="string">
            <text:p text:style-name="P13"/>
          </table:table-cell>
          <table:table-cell table:style-name="Table12.A2" office:value-type="string">
            <text:p text:style-name="P13"/>
          </table:table-cell>
          <table:table-cell table:style-name="Table12.A2" office:value-type="string">
            <text:p text:style-name="P13"/>
          </table:table-cell>
          <table:table-cell table:style-name="Table12.A2" office:value-type="string">
            <text:p text:style-name="P13"/>
          </table:table-cell>
          <table:table-cell table:style-name="Table12.A2" office:value-type="string">
            <text:p text:style-name="P13"/>
          </table:table-cell>
          <table:table-cell table:style-name="Table12.A2" office:value-type="string">
            <text:p text:style-name="P13"/>
          </table:table-cell>
          <table:table-cell table:style-name="Table12.Q2" office:value-type="string">
            <text:p text:style-name="P13"/>
          </table:table-cell>
        </table:table-row>
        <table:table-row>
          <table:table-cell table:style-name="Table12.A3" office:value-type="string">
            <text:p text:style-name="P10">15</text:p>
          </table:table-cell>
          <table:table-cell table:style-name="Table12.A3" office:value-type="string">
            <text:p text:style-name="P10">14</text:p>
          </table:table-cell>
          <table:table-cell table:style-name="Table12.A3" office:value-type="string">
            <text:p text:style-name="P10">13</text:p>
          </table:table-cell>
          <table:table-cell table:style-name="Table12.A3" office:value-type="string">
            <text:p text:style-name="P10">12</text:p>
          </table:table-cell>
          <table:table-cell table:style-name="Table12.A3" office:value-type="string">
            <text:p text:style-name="P10">11</text:p>
          </table:table-cell>
          <table:table-cell table:style-name="Table12.A3" office:value-type="string">
            <text:p text:style-name="P10">10</text:p>
          </table:table-cell>
          <table:table-cell table:style-name="Table12.A3" table:number-columns-spanned="2" office:value-type="string">
            <text:p text:style-name="P10">9</text:p>
          </table:table-cell>
          <table:covered-table-cell/>
          <table:table-cell table:style-name="Table12.A3" office:value-type="string">
            <text:p text:style-name="P10">8</text:p>
          </table:table-cell>
          <table:table-cell table:style-name="Table12.A3" office:value-type="string">
            <text:p text:style-name="P10">7</text:p>
          </table:table-cell>
          <table:table-cell table:style-name="Table12.A3" office:value-type="string">
            <text:p text:style-name="P10">6</text:p>
          </table:table-cell>
          <table:table-cell table:style-name="Table12.A3" office:value-type="string">
            <text:p text:style-name="P10">5</text:p>
          </table:table-cell>
          <table:table-cell table:style-name="Table12.A3" office:value-type="string">
            <text:p text:style-name="P10">4</text:p>
          </table:table-cell>
          <table:table-cell table:style-name="Table12.A3" office:value-type="string">
            <text:p text:style-name="P10">3</text:p>
          </table:table-cell>
          <table:table-cell table:style-name="Table12.A3" office:value-type="string">
            <text:p text:style-name="P10">2</text:p>
          </table:table-cell>
          <table:table-cell table:style-name="Table12.A3" office:value-type="string">
            <text:p text:style-name="P10">1</text:p>
          </table:table-cell>
          <table:table-cell table:style-name="Table12.Q3" office:value-type="string">
            <text:p text:style-name="P10">0</text:p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A2" office:value-type="string">
            <text:p text:style-name="P12"/>
          </table:table-cell>
          <table:table-cell table:style-name="Table12.A2" office:value-type="string">
            <text:p text:style-name="P12"/>
          </table:table-cell>
          <table:table-cell table:style-name="Table12.A2" office:value-type="string">
            <text:p text:style-name="P12"/>
          </table:table-cell>
          <table:table-cell table:style-name="Table12.A2" office:value-type="string">
            <text:p text:style-name="P12"/>
          </table:table-cell>
          <table:table-cell table:style-name="Table12.A2" office:value-type="string">
            <text:p text:style-name="P12"/>
          </table:table-cell>
          <table:table-cell table:style-name="Table12.A2" table:number-columns-spanned="2" office:value-type="string">
            <text:p text:style-name="P12"/>
          </table:table-cell>
          <table:covered-table-cell/>
          <table:table-cell table:style-name="Table12.A2" office:value-type="string">
            <text:p text:style-name="P12"/>
          </table:table-cell>
          <table:table-cell table:style-name="Table12.A2" office:value-type="string">
            <text:p text:style-name="P12"/>
          </table:table-cell>
          <table:table-cell table:style-name="Table12.A2" office:value-type="string">
            <text:p text:style-name="P12"/>
          </table:table-cell>
          <table:table-cell table:style-name="Table12.A2" office:value-type="string">
            <text:p text:style-name="P12"/>
          </table:table-cell>
          <table:table-cell table:style-name="Table12.A2" office:value-type="string">
            <text:p text:style-name="P12"/>
          </table:table-cell>
          <table:table-cell table:style-name="Table12.A2" office:value-type="string">
            <text:p text:style-name="P12"/>
          </table:table-cell>
          <table:table-cell table:style-name="Table12.Q3" table:number-columns-spanned="3" office:value-type="string">
            <text:p text:style-name="P23">RATE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row>
          <table:table-cell table:style-name="Table13.A1" office:value-type="string">
            <text:p text:style-name="P11">RATE</text:p>
          </table:table-cell>
          <table:table-cell table:style-name="Table13.A1" office:value-type="string">
            <text:p text:style-name="P15">[2..0]</text:p>
          </table:table-cell>
          <table:table-cell table:style-name="Table13.A1" office:value-type="string">
            <text:p text:style-name="P15">R/W</text:p>
          </table:table-cell>
          <table:table-cell table:style-name="Table13.A1" office:value-type="string">
            <text:p text:style-name="P11">Decimation Factor</text:p>
            <text:p text:style-name="P11"/>
            <text:p text:style-name="P20">Configures the decimation factor of the filter:</text:p>
            <text:p text:style-name="P21"><text:span text:style-name="Absatz-Standardschriftart"><text:span text:style-name="T7">000<text:tab/></text:span></text:span><text:span text:style-name="Absatz-Standardschriftart"><text:span text:style-name="T6">no decimation</text:span></text:span></text:p>
            <text:p text:style-name="P21"><text:span text:style-name="Absatz-Standardschriftart"><text:span text:style-name="T7">001<text:tab/></text:span></text:span><text:span text:style-name="Absatz-Standardschriftart"><text:span text:style-name="T6">Samplerate is reduced by factor </text:span></text:span><text:span text:style-name="Absatz-Standardschriftart"><text:span text:style-name="T7">2</text:span></text:span></text:p>
            <text:p text:style-name="P21"><text:span text:style-name="Absatz-Standardschriftart"><text:span text:style-name="T7">010<text:tab/></text:span></text:span><text:span text:style-name="Absatz-Standardschriftart"><text:span text:style-name="T6">Samplerate is reduced by factor </text:span></text:span><text:span text:style-name="Absatz-Standardschriftart"><text:span text:style-name="T7">4</text:span></text:span></text:p>
            <text:p text:style-name="P21"><text:span text:style-name="Absatz-Standardschriftart"><text:span text:style-name="T7">011<text:tab/></text:span></text:span><text:span text:style-name="Absatz-Standardschriftart"><text:span text:style-name="T6">Samplerate is reduced by factor </text:span></text:span><text:span text:style-name="Absatz-Standardschriftart"><text:span text:style-name="T7">8</text:span></text:span></text:p>
            <text:p text:style-name="P21"><text:span text:style-name="Absatz-Standardschriftart"><text:span text:style-name="T7">100<text:tab/></text:span></text:span><text:span text:style-name="Absatz-Standardschriftart"><text:span text:style-name="T6">Samplerate is reduced by factor </text:span></text:span><text:span text:style-name="Absatz-Standardschriftart"><text:span text:style-name="T7">16</text:span></text:span></text:p>
            <text:p text:style-name="P21"><text:span text:style-name="Absatz-Standardschriftart"><text:span text:style-name="T7">101<text:tab/></text:span></text:span><text:span text:style-name="Absatz-Standardschriftart"><text:span text:style-name="T6">Samplerate is reduced by factor </text:span></text:span><text:span text:style-name="Absatz-Standardschriftart"><text:span text:style-name="T7">32</text:span></text:span></text:p>
            <text:p text:style-name="P21"><text:span text:style-name="Absatz-Standardschriftart"><text:span text:style-name="T7">110<text:tab/></text:span></text:span><text:span text:style-name="Absatz-Standardschriftart"><text:span text:style-name="T6">Samplerate is reduced by factor </text:span></text:span><text:span text:style-name="Absatz-Standardschriftart"><text:span text:style-name="T7">64</text:span></text:span></text:p>
            <text:p text:style-name="P18"/>
          </table:table-cell>
        </table:table-row>
      </table:table>
      <text:p text:style-name="P7"/>
      <text:h text:style-name="P28" text:outline-level="2">Register 0x09</text:h>
      <text:p text:style-name="P6">ADC Channel Swap</text:p>
      <table:table table:name="Table14" table:style-name="Table14">
        <table:table-column table:style-name="Table14.A" table:number-columns-repeated="15"/>
        <table:table-column table:style-name="Table14.P"/>
        <table:table-row>
          <table:table-cell table:style-name="Table14.A1" office:value-type="string">
            <text:p text:style-name="P10">31</text:p>
          </table:table-cell>
          <table:table-cell table:style-name="Table14.A1" office:value-type="string">
            <text:p text:style-name="P10">30</text:p>
          </table:table-cell>
          <table:table-cell table:style-name="Table14.A1" office:value-type="string">
            <text:p text:style-name="P10">29</text:p>
          </table:table-cell>
          <table:table-cell table:style-name="Table14.A1" office:value-type="string">
            <text:p text:style-name="P10">28</text:p>
          </table:table-cell>
          <table:table-cell table:style-name="Table14.A1" office:value-type="string">
            <text:p text:style-name="P10">27</text:p>
          </table:table-cell>
          <table:table-cell table:style-name="Table14.A1" office:value-type="string">
            <text:p text:style-name="P10">26</text:p>
          </table:table-cell>
          <table:table-cell table:style-name="Table14.A1" office:value-type="string">
            <text:p text:style-name="P10">25</text:p>
          </table:table-cell>
          <table:table-cell table:style-name="Table14.A1" office:value-type="string">
            <text:p text:style-name="P10">24</text:p>
          </table:table-cell>
          <table:table-cell table:style-name="Table14.A1" office:value-type="string">
            <text:p text:style-name="P10">23</text:p>
          </table:table-cell>
          <table:table-cell table:style-name="Table14.A1" office:value-type="string">
            <text:p text:style-name="P10">22</text:p>
          </table:table-cell>
          <table:table-cell table:style-name="Table14.A1" office:value-type="string">
            <text:p text:style-name="P10">21</text:p>
          </table:table-cell>
          <table:table-cell table:style-name="Table14.A1" office:value-type="string">
            <text:p text:style-name="P10">20</text:p>
          </table:table-cell>
          <table:table-cell table:style-name="Table14.A1" office:value-type="string">
            <text:p text:style-name="P10">19</text:p>
          </table:table-cell>
          <table:table-cell table:style-name="Table14.A1" office:value-type="string">
            <text:p text:style-name="P10">18</text:p>
          </table:table-cell>
          <table:table-cell table:style-name="Table14.A1" office:value-type="string">
            <text:p text:style-name="P10">17</text:p>
          </table:table-cell>
          <table:table-cell table:style-name="Table14.P1" office:value-type="string">
            <text:p text:style-name="P10">16</text:p>
          </table:table-cell>
        </table:table-row>
        <table:table-row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P2" office:value-type="string">
            <text:p text:style-name="P13"/>
          </table:table-cell>
        </table:table-row>
        <table:table-row>
          <table:table-cell table:style-name="Table14.A3" office:value-type="string">
            <text:p text:style-name="P10">15</text:p>
          </table:table-cell>
          <table:table-cell table:style-name="Table14.A3" office:value-type="string">
            <text:p text:style-name="P10">14</text:p>
          </table:table-cell>
          <table:table-cell table:style-name="Table14.A3" office:value-type="string">
            <text:p text:style-name="P10">13</text:p>
          </table:table-cell>
          <table:table-cell table:style-name="Table14.A3" office:value-type="string">
            <text:p text:style-name="P10">12</text:p>
          </table:table-cell>
          <table:table-cell table:style-name="Table14.A3" office:value-type="string">
            <text:p text:style-name="P10">11</text:p>
          </table:table-cell>
          <table:table-cell table:style-name="Table14.A3" office:value-type="string">
            <text:p text:style-name="P10">10</text:p>
          </table:table-cell>
          <table:table-cell table:style-name="Table14.A3" office:value-type="string">
            <text:p text:style-name="P10">9</text:p>
          </table:table-cell>
          <table:table-cell table:style-name="Table14.A3" office:value-type="string">
            <text:p text:style-name="P10">8</text:p>
          </table:table-cell>
          <table:table-cell table:style-name="Table14.A3" office:value-type="string">
            <text:p text:style-name="P10">7</text:p>
          </table:table-cell>
          <table:table-cell table:style-name="Table14.A3" office:value-type="string">
            <text:p text:style-name="P10">6</text:p>
          </table:table-cell>
          <table:table-cell table:style-name="Table14.A3" office:value-type="string">
            <text:p text:style-name="P10">5</text:p>
          </table:table-cell>
          <table:table-cell table:style-name="Table14.A3" office:value-type="string">
            <text:p text:style-name="P10">4</text:p>
          </table:table-cell>
          <table:table-cell table:style-name="Table14.A3" office:value-type="string">
            <text:p text:style-name="P10">3</text:p>
          </table:table-cell>
          <table:table-cell table:style-name="Table14.A3" office:value-type="string">
            <text:p text:style-name="P10">2</text:p>
          </table:table-cell>
          <table:table-cell table:style-name="Table14.A3" office:value-type="string">
            <text:p text:style-name="P10">1</text:p>
          </table:table-cell>
          <table:table-cell table:style-name="Table14.P3" office:value-type="string">
            <text:p text:style-name="P10">0</text:p>
          </table:table-cell>
        </table:table-row>
        <table:table-row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P3" office:value-type="string">
            <text:p text:style-name="P12">SWAP</text:p>
          </table:table-cell>
        </table:table-row>
      </table:table>
      <text:p text:style-name="Standard"/>
      <text:p text:style-name="Standard"/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row>
          <table:table-cell table:style-name="Table15.A1" office:value-type="string">
            <text:p text:style-name="P11">SWAP</text:p>
          </table:table-cell>
          <table:table-cell table:style-name="Table15.A1" office:value-type="string">
            <text:p text:style-name="P15">[0]</text:p>
          </table:table-cell>
          <table:table-cell table:style-name="Table15.A1" office:value-type="string">
            <text:p text:style-name="P15">R/W</text:p>
          </table:table-cell>
          <table:table-cell table:style-name="Table15.A1" office:value-type="string">
            <text:p text:style-name="P11">Channel Swap</text:p>
            <text:p text:style-name="P11"/>
            <text:p text:style-name="P20">Decides if the ADC channels get swapped:</text:p>
            <text:p text:style-name="P21"><text:span text:style-name="Absatz-Standardschriftart"><text:span text:style-name="T7">0<text:tab/></text:span></text:span><text:span text:style-name="Absatz-Standardschriftart"><text:span text:style-name="T6">normal operation<text:tab/></text:span></text:span><text:span text:style-name="Absatz-Standardschriftart"><text:span text:style-name="T6"><draw:frame draw:style-name="fr3" draw:name="Object8" text:anchor-type="as-char" svg:width="2.111cm" svg:height="1.138cm" draw:z-index="10"><draw:object xlink:href="./Object 9" xlink:type="simple" xlink:show="embed" xlink:actuate="onLoad"/><draw:image xlink:href="./ObjectReplacements/Object 9" xlink:type="simple" xlink:show="embed" xlink:actuate="onLoad"/></draw:frame></text:span></text:span></text:p>
            <text:p text:style-name="P22"><text:span text:style-name="Absatz-Standardschriftart"><text:span text:style-name="T1">1</text:span></text:span><text:span text:style-name="Absatz-Standardschriftart"><text:tab/>inverted spectrum<text:tab/></text:span><text:span text:style-name="Absatz-Standardschriftart"><draw:frame draw:style-name="fr3" draw:name="Object9" text:anchor-type="as-char" svg:width="2.111cm" svg:height="1.138cm" draw:z-index="11"><draw:object xlink:href="./Object 10" xlink:type="simple" xlink:show="embed" xlink:actuate="onLoad"/><draw:image xlink:href="./ObjectReplacements/Object 10" xlink:type="simple" xlink:show="embed" xlink:actuate="onLoad"/></draw:frame></text:span></text:p>
            <text:p text:style-name="P18"/>
          </table:table-cell>
        </table:table-row>
      </table:table>
      <text:h text:style-name="Heading_20_2" text:outline-level="2"/>
      <text:h text:style-name="Heading_20_2" text:outline-level="2">Register 0x08</text:h>
      <text:p text:style-name="P6">ADC Sample Gain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B"/>
        <table:table-column table:style-name="Table16.A"/>
        <table:table-column table:style-name="Table16.H"/>
        <table:table-column table:style-name="Table16.I"/>
        <table:table-column table:style-name="Table16.E"/>
        <table:table-column table:style-name="Table16.D"/>
        <table:table-column table:style-name="Table16.E"/>
        <table:table-column table:style-name="Table16.D" table:number-columns-repeated="3"/>
        <table:table-column table:style-name="Table16.E"/>
        <table:table-column table:style-name="Table16.Q"/>
        <table:table-row>
          <table:table-cell table:style-name="Table16.A1" office:value-type="string">
            <text:p text:style-name="P10">31</text:p>
          </table:table-cell>
          <table:table-cell table:style-name="Table16.A1" office:value-type="string">
            <text:p text:style-name="P10">30</text:p>
          </table:table-cell>
          <table:table-cell table:style-name="Table16.A1" office:value-type="string">
            <text:p text:style-name="P10">29</text:p>
          </table:table-cell>
          <table:table-cell table:style-name="Table16.A1" office:value-type="string">
            <text:p text:style-name="P10">28</text:p>
          </table:table-cell>
          <table:table-cell table:style-name="Table16.A1" office:value-type="string">
            <text:p text:style-name="P10">27</text:p>
          </table:table-cell>
          <table:table-cell table:style-name="Table16.A1" office:value-type="string">
            <text:p text:style-name="P10">26</text:p>
          </table:table-cell>
          <table:table-cell table:style-name="Table16.A1" office:value-type="string">
            <text:p text:style-name="P10">25</text:p>
          </table:table-cell>
          <table:table-cell table:style-name="Table16.A1" table:number-columns-spanned="2" office:value-type="string">
            <text:p text:style-name="P10">24</text:p>
          </table:table-cell>
          <table:covered-table-cell/>
          <table:table-cell table:style-name="Table16.A1" office:value-type="string">
            <text:p text:style-name="P10">23</text:p>
          </table:table-cell>
          <table:table-cell table:style-name="Table16.A1" office:value-type="string">
            <text:p text:style-name="P10">22</text:p>
          </table:table-cell>
          <table:table-cell table:style-name="Table16.A1" office:value-type="string">
            <text:p text:style-name="P10">21</text:p>
          </table:table-cell>
          <table:table-cell table:style-name="Table16.A1" office:value-type="string">
            <text:p text:style-name="P10">20</text:p>
          </table:table-cell>
          <table:table-cell table:style-name="Table16.A1" office:value-type="string">
            <text:p text:style-name="P10">19</text:p>
          </table:table-cell>
          <table:table-cell table:style-name="Table16.A1" office:value-type="string">
            <text:p text:style-name="P10">18</text:p>
          </table:table-cell>
          <table:table-cell table:style-name="Table16.A1" office:value-type="string">
            <text:p text:style-name="P10">17</text:p>
          </table:table-cell>
          <table:table-cell table:style-name="Table16.Q1" office:value-type="string">
            <text:p text:style-name="P10">16</text:p>
          </table:table-cell>
        </table:table-row>
        <table:table-row>
          <table:table-cell table:style-name="Table16.A2" table:number-columns-spanned="17" office:value-type="string">
            <text:p text:style-name="P12">GAIN_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0">15</text:p>
          </table:table-cell>
          <table:table-cell table:style-name="Table16.A3" office:value-type="string">
            <text:p text:style-name="P10">14</text:p>
          </table:table-cell>
          <table:table-cell table:style-name="Table16.A3" office:value-type="string">
            <text:p text:style-name="P10">13</text:p>
          </table:table-cell>
          <table:table-cell table:style-name="Table16.A3" office:value-type="string">
            <text:p text:style-name="P10">12</text:p>
          </table:table-cell>
          <table:table-cell table:style-name="Table16.A3" office:value-type="string">
            <text:p text:style-name="P10">11</text:p>
          </table:table-cell>
          <table:table-cell table:style-name="Table16.A3" office:value-type="string">
            <text:p text:style-name="P10">10</text:p>
          </table:table-cell>
          <table:table-cell table:style-name="Table16.A3" table:number-columns-spanned="2" office:value-type="string">
            <text:p text:style-name="P10">9</text:p>
          </table:table-cell>
          <table:covered-table-cell/>
          <table:table-cell table:style-name="Table16.A3" office:value-type="string">
            <text:p text:style-name="P10">8</text:p>
          </table:table-cell>
          <table:table-cell table:style-name="Table16.A3" office:value-type="string">
            <text:p text:style-name="P10">7</text:p>
          </table:table-cell>
          <table:table-cell table:style-name="Table16.A3" office:value-type="string">
            <text:p text:style-name="P10">6</text:p>
          </table:table-cell>
          <table:table-cell table:style-name="Table16.A3" office:value-type="string">
            <text:p text:style-name="P10">5</text:p>
          </table:table-cell>
          <table:table-cell table:style-name="Table16.A3" office:value-type="string">
            <text:p text:style-name="P10">4</text:p>
          </table:table-cell>
          <table:table-cell table:style-name="Table16.A3" office:value-type="string">
            <text:p text:style-name="P10">3</text:p>
          </table:table-cell>
          <table:table-cell table:style-name="Table16.A3" office:value-type="string">
            <text:p text:style-name="P10">2</text:p>
          </table:table-cell>
          <table:table-cell table:style-name="Table16.A3" office:value-type="string">
            <text:p text:style-name="P10">1</text:p>
          </table:table-cell>
          <table:table-cell table:style-name="Table16.A2" office:value-type="string">
            <text:p text:style-name="P10">0</text:p>
          </table:table-cell>
        </table:table-row>
        <table:table-row>
          <table:table-cell table:style-name="Table16.A2" table:number-columns-spanned="17" office:value-type="string">
            <text:p text:style-name="P12">GAIN_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17" table:style-name="Table17">
        <table:table-column table:style-name="Table17.A"/>
        <table:table-column table:style-name="Table17.B" table:number-columns-repeated="2"/>
        <table:table-column table:style-name="Table17.D"/>
        <table:table-row>
          <table:table-cell table:style-name="Table17.A1" office:value-type="string">
            <text:p text:style-name="P11">GAIN_I</text:p>
          </table:table-cell>
          <table:table-cell table:style-name="Table17.A1" office:value-type="string">
            <text:p text:style-name="P15">[15..0]</text:p>
          </table:table-cell>
          <table:table-cell table:style-name="Table17.A1" office:value-type="string">
            <text:p text:style-name="P15">R/W</text:p>
          </table:table-cell>
          <table:table-cell table:style-name="Table17.A1" office:value-type="string">
            <text:p text:style-name="P11">Gain (I-Channel)</text:p>
            <text:p text:style-name="P11"/>
            <text:p text:style-name="P18">16 bit unsigned integer</text:p>
            <text:p text:style-name="P18"/>
            <text:p text:style-name="P18">Each <text:span text:style-name="T1">I </text:span>sample is scaled with the value of <text:span text:style-name="T1">GAIN_I</text:span>:</text:p>
            <text:p text:style-name="P18"/>
            <text:p text:style-name="P18"><draw:frame draw:style-name="fr3" draw:name="Object3" text:anchor-type="as-char" svg:width="4.263cm" svg:height="1.169cm" draw:z-index="8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18"/>
          </table:table-cell>
        </table:table-row>
        <table:table-row>
          <table:table-cell table:style-name="Table17.A1" office:value-type="string">
            <text:p text:style-name="P11">GAIN_Q</text:p>
          </table:table-cell>
          <table:table-cell table:style-name="Table17.A1" office:value-type="string">
            <text:p text:style-name="P15">[31..0]</text:p>
          </table:table-cell>
          <table:table-cell table:style-name="Table17.A1" office:value-type="string">
            <text:p text:style-name="P15">R/W</text:p>
          </table:table-cell>
          <table:table-cell table:style-name="Table17.A1" office:value-type="string">
            <text:p text:style-name="P11">Gain (Q-Channel)</text:p>
            <text:p text:style-name="P11"/>
            <text:p text:style-name="P18">16 bit unsigned integer</text:p>
            <text:p text:style-name="P18"/>
            <text:p text:style-name="P18">Each <text:span text:style-name="T1">Q </text:span>sample is scaled with the value of <text:span text:style-name="T1">GAIN_Q</text:span>:</text:p>
            <text:p text:style-name="P18"/>
            <text:p text:style-name="P18"><draw:frame draw:style-name="fr3" draw:name="Object5" text:anchor-type="as-char" svg:width="4.618cm" svg:height="1.169cm" draw:z-index="9"><draw:object xlink:href="./Object 8" xlink:type="simple" xlink:show="embed" xlink:actuate="onLoad"/><draw:image xlink:href="./ObjectReplacements/Object 8" xlink:type="simple" xlink:show="embed" xlink:actuate="onLoad"/></draw:frame></text:p>
            <text:p text:style-name="P18"/>
          </table:table-cell>
        </table:table-row>
      </table:table>
      <text:p text:style-name="Standard"/>
      <text:h text:style-name="Heading_20_2" text:outline-level="2"><text:soft-page-break/>Register 0x07</text:h>
      <text:p text:style-name="P6">ADC Sample Offset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B"/>
        <table:table-column table:style-name="Table18.A"/>
        <table:table-column table:style-name="Table18.H"/>
        <table:table-column table:style-name="Table18.I"/>
        <table:table-column table:style-name="Table18.E"/>
        <table:table-column table:style-name="Table18.D"/>
        <table:table-column table:style-name="Table18.E"/>
        <table:table-column table:style-name="Table18.D" table:number-columns-repeated="3"/>
        <table:table-column table:style-name="Table18.E"/>
        <table:table-column table:style-name="Table18.Q"/>
        <table:table-row>
          <table:table-cell table:style-name="Table18.A1" office:value-type="string">
            <text:p text:style-name="P10">31</text:p>
          </table:table-cell>
          <table:table-cell table:style-name="Table18.A1" office:value-type="string">
            <text:p text:style-name="P10">30</text:p>
          </table:table-cell>
          <table:table-cell table:style-name="Table18.A1" office:value-type="string">
            <text:p text:style-name="P10">29</text:p>
          </table:table-cell>
          <table:table-cell table:style-name="Table18.A1" office:value-type="string">
            <text:p text:style-name="P10">28</text:p>
          </table:table-cell>
          <table:table-cell table:style-name="Table18.A1" office:value-type="string">
            <text:p text:style-name="P10">27</text:p>
          </table:table-cell>
          <table:table-cell table:style-name="Table18.A1" office:value-type="string">
            <text:p text:style-name="P10">26</text:p>
          </table:table-cell>
          <table:table-cell table:style-name="Table18.A1" office:value-type="string">
            <text:p text:style-name="P10">25</text:p>
          </table:table-cell>
          <table:table-cell table:style-name="Table18.A1" table:number-columns-spanned="2" office:value-type="string">
            <text:p text:style-name="P10">24</text:p>
          </table:table-cell>
          <table:covered-table-cell/>
          <table:table-cell table:style-name="Table18.A1" office:value-type="string">
            <text:p text:style-name="P10">23</text:p>
          </table:table-cell>
          <table:table-cell table:style-name="Table18.A1" office:value-type="string">
            <text:p text:style-name="P10">22</text:p>
          </table:table-cell>
          <table:table-cell table:style-name="Table18.A1" office:value-type="string">
            <text:p text:style-name="P10">21</text:p>
          </table:table-cell>
          <table:table-cell table:style-name="Table18.A1" office:value-type="string">
            <text:p text:style-name="P10">20</text:p>
          </table:table-cell>
          <table:table-cell table:style-name="Table18.A1" office:value-type="string">
            <text:p text:style-name="P10">19</text:p>
          </table:table-cell>
          <table:table-cell table:style-name="Table18.A1" office:value-type="string">
            <text:p text:style-name="P10">18</text:p>
          </table:table-cell>
          <table:table-cell table:style-name="Table18.A1" office:value-type="string">
            <text:p text:style-name="P10">17</text:p>
          </table:table-cell>
          <table:table-cell table:style-name="Table18.Q1" office:value-type="string">
            <text:p text:style-name="P10">16</text:p>
          </table:table-cell>
        </table:table-row>
        <table:table-row>
          <table:table-cell table:style-name="Table18.A2" table:number-columns-spanned="17" office:value-type="string">
            <text:p text:style-name="P12">OFF_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3" office:value-type="string">
            <text:p text:style-name="P10">15</text:p>
          </table:table-cell>
          <table:table-cell table:style-name="Table18.A3" office:value-type="string">
            <text:p text:style-name="P10">14</text:p>
          </table:table-cell>
          <table:table-cell table:style-name="Table18.A3" office:value-type="string">
            <text:p text:style-name="P10">13</text:p>
          </table:table-cell>
          <table:table-cell table:style-name="Table18.A3" office:value-type="string">
            <text:p text:style-name="P10">12</text:p>
          </table:table-cell>
          <table:table-cell table:style-name="Table18.A3" office:value-type="string">
            <text:p text:style-name="P10">11</text:p>
          </table:table-cell>
          <table:table-cell table:style-name="Table18.A3" office:value-type="string">
            <text:p text:style-name="P10">10</text:p>
          </table:table-cell>
          <table:table-cell table:style-name="Table18.A3" table:number-columns-spanned="2" office:value-type="string">
            <text:p text:style-name="P10">9</text:p>
          </table:table-cell>
          <table:covered-table-cell/>
          <table:table-cell table:style-name="Table18.A3" office:value-type="string">
            <text:p text:style-name="P10">8</text:p>
          </table:table-cell>
          <table:table-cell table:style-name="Table18.A3" office:value-type="string">
            <text:p text:style-name="P10">7</text:p>
          </table:table-cell>
          <table:table-cell table:style-name="Table18.A3" office:value-type="string">
            <text:p text:style-name="P10">6</text:p>
          </table:table-cell>
          <table:table-cell table:style-name="Table18.A3" office:value-type="string">
            <text:p text:style-name="P10">5</text:p>
          </table:table-cell>
          <table:table-cell table:style-name="Table18.A3" office:value-type="string">
            <text:p text:style-name="P10">4</text:p>
          </table:table-cell>
          <table:table-cell table:style-name="Table18.A3" office:value-type="string">
            <text:p text:style-name="P10">3</text:p>
          </table:table-cell>
          <table:table-cell table:style-name="Table18.A3" office:value-type="string">
            <text:p text:style-name="P10">2</text:p>
          </table:table-cell>
          <table:table-cell table:style-name="Table18.A3" office:value-type="string">
            <text:p text:style-name="P10">1</text:p>
          </table:table-cell>
          <table:table-cell table:style-name="Table18.A2" office:value-type="string">
            <text:p text:style-name="P10">0</text:p>
          </table:table-cell>
        </table:table-row>
        <table:table-row>
          <table:table-cell table:style-name="Table18.A2" table:number-columns-spanned="17" office:value-type="string">
            <text:p text:style-name="P12">OFF_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column table:style-name="Table19.B" table:number-columns-repeated="2"/>
        <table:table-column table:style-name="Table19.D"/>
        <table:table-row>
          <table:table-cell table:style-name="Table19.A1" office:value-type="string">
            <text:p text:style-name="P11">OFF_I</text:p>
          </table:table-cell>
          <table:table-cell table:style-name="Table19.A1" office:value-type="string">
            <text:p text:style-name="P15">[15..0]</text:p>
          </table:table-cell>
          <table:table-cell table:style-name="Table19.A1" office:value-type="string">
            <text:p text:style-name="P15">R/W</text:p>
          </table:table-cell>
          <table:table-cell table:style-name="Table19.A1" office:value-type="string">
            <text:p text:style-name="P11">Offset (I-Channel)</text:p>
            <text:p text:style-name="P11"/>
            <text:p text:style-name="P18">16 bit signed integer</text:p>
            <text:p text:style-name="P18"/>
            <text:p text:style-name="P18">The value off <text:span text:style-name="T1">OFF_I</text:span> is added to each I sample:</text:p>
            <text:p text:style-name="P18"/>
            <text:p text:style-name="P18"><draw:frame draw:style-name="fr3" draw:name="Object6" text:anchor-type="as-char" svg:width="3.537cm" svg:height="0.531cm" draw:z-index="12"><draw:object xlink:href="./Object 11" xlink:type="simple" xlink:show="embed" xlink:actuate="onLoad"/><draw:image xlink:href="./ObjectReplacements/Object 11" xlink:type="simple" xlink:show="embed" xlink:actuate="onLoad"/></draw:frame></text:p>
            <text:p text:style-name="P18"/>
          </table:table-cell>
        </table:table-row>
        <table:table-row>
          <table:table-cell table:style-name="Table19.A1" office:value-type="string">
            <text:p text:style-name="P11">OFF_Q</text:p>
          </table:table-cell>
          <table:table-cell table:style-name="Table19.A1" office:value-type="string">
            <text:p text:style-name="P15">[31..0]</text:p>
          </table:table-cell>
          <table:table-cell table:style-name="Table19.A1" office:value-type="string">
            <text:p text:style-name="P15">R/W</text:p>
          </table:table-cell>
          <table:table-cell table:style-name="Table19.A1" office:value-type="string">
            <text:p text:style-name="P11">Offset (Q-Channel)</text:p>
            <text:p text:style-name="P11"/>
            <text:p text:style-name="P18">16 bit signed integer</text:p>
            <text:p text:style-name="P18"/>
            <text:p text:style-name="P18">The value off <text:span text:style-name="T1">OFF_Q </text:span>is added to each Q sample:</text:p>
            <text:p text:style-name="P18"/>
            <text:p text:style-name="P18"><draw:frame draw:style-name="fr3" draw:name="Object7" text:anchor-type="as-char" svg:width="3.896cm" svg:height="0.531cm" draw:z-index="13"><draw:object xlink:href="./Object 12" xlink:type="simple" xlink:show="embed" xlink:actuate="onLoad"/><draw:image xlink:href="./ObjectReplacements/Object 12" xlink:type="simple" xlink:show="embed" xlink:actuate="onLoad"/></draw:frame></text:p>
            <text:p text:style-name="P17"/>
          </table:table-cell>
        </table:table-row>
      </table:table>
      <text:p text:style-name="Standard"/>
      <text:h text:style-name="P28" text:outline-level="2">Register 0x0A - 0x0C</text:h>
      <text:p text:style-name="P6">0x0A - GPIO – Output Enable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B"/>
        <table:table-column table:style-name="Table20.G"/>
        <table:table-column table:style-name="Table20.H"/>
        <table:table-column table:style-name="Table20.E"/>
        <table:table-column table:style-name="Table20.D"/>
        <table:table-column table:style-name="Table20.E"/>
        <table:table-column table:style-name="Table20.D" table:number-columns-repeated="3"/>
        <table:table-column table:style-name="Table20.E"/>
        <table:table-column table:style-name="Table20.P"/>
        <table:table-row>
          <table:table-cell table:style-name="Table20.A1" office:value-type="string">
            <text:p text:style-name="P10">15</text:p>
          </table:table-cell>
          <table:table-cell table:style-name="Table20.A1" office:value-type="string">
            <text:p text:style-name="P10">14</text:p>
          </table:table-cell>
          <table:table-cell table:style-name="Table20.A1" office:value-type="string">
            <text:p text:style-name="P10">13</text:p>
          </table:table-cell>
          <table:table-cell table:style-name="Table20.A1" office:value-type="string">
            <text:p text:style-name="P10">12</text:p>
          </table:table-cell>
          <table:table-cell table:style-name="Table20.A1" office:value-type="string">
            <text:p text:style-name="P10">11</text:p>
          </table:table-cell>
          <table:table-cell table:style-name="Table20.A1" office:value-type="string">
            <text:p text:style-name="P10">10</text:p>
          </table:table-cell>
          <table:table-cell table:style-name="Table20.G1" office:value-type="string">
            <text:p text:style-name="P10">9</text:p>
          </table:table-cell>
          <table:table-cell table:style-name="Table20.G1" office:value-type="string">
            <text:p text:style-name="P10">8</text:p>
          </table:table-cell>
          <table:table-cell table:style-name="Table20.A1" office:value-type="string">
            <text:p text:style-name="P10">7</text:p>
          </table:table-cell>
          <table:table-cell table:style-name="Table20.A1" office:value-type="string">
            <text:p text:style-name="P10">6</text:p>
          </table:table-cell>
          <table:table-cell table:style-name="Table20.A1" office:value-type="string">
            <text:p text:style-name="P10">5</text:p>
          </table:table-cell>
          <table:table-cell table:style-name="Table20.A1" office:value-type="string">
            <text:p text:style-name="P10">4</text:p>
          </table:table-cell>
          <table:table-cell table:style-name="Table20.A1" office:value-type="string">
            <text:p text:style-name="P10">3</text:p>
          </table:table-cell>
          <table:table-cell table:style-name="Table20.A1" office:value-type="string">
            <text:p text:style-name="P10">2</text:p>
          </table:table-cell>
          <table:table-cell table:style-name="Table20.A1" office:value-type="string">
            <text:p text:style-name="P10">1</text:p>
          </table:table-cell>
          <table:table-cell table:style-name="Table20.P1" office:value-type="string">
            <text:p text:style-name="P10">0</text:p>
          </table:table-cell>
        </table:table-row>
        <table:table-row>
          <table:table-cell table:style-name="Table20.A2" office:value-type="string">
            <text:p text:style-name="P12"/>
          </table:table-cell>
          <table:table-cell table:style-name="Table20.A2" office:value-type="string">
            <text:p text:style-name="P12"/>
          </table:table-cell>
          <table:table-cell table:style-name="Table20.A2" office:value-type="string">
            <text:p text:style-name="P12"/>
          </table:table-cell>
          <table:table-cell table:style-name="Table20.A2" office:value-type="string">
            <text:p text:style-name="P12"/>
          </table:table-cell>
          <table:table-cell table:style-name="Table20.A2" office:value-type="string">
            <text:p text:style-name="P12"/>
          </table:table-cell>
          <table:table-cell table:style-name="Table20.F2" table:number-columns-spanned="11" office:value-type="string">
            <text:p text:style-name="P12">GPIO_O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6">0x0B - GPIO – Output Data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B"/>
        <table:table-column table:style-name="Table21.G"/>
        <table:table-column table:style-name="Table21.H"/>
        <table:table-column table:style-name="Table21.E"/>
        <table:table-column table:style-name="Table21.D"/>
        <table:table-column table:style-name="Table21.E"/>
        <table:table-column table:style-name="Table21.D" table:number-columns-repeated="3"/>
        <table:table-column table:style-name="Table21.E"/>
        <table:table-column table:style-name="Table21.P"/>
        <table:table-row>
          <table:table-cell table:style-name="Table21.A1" office:value-type="string">
            <text:p text:style-name="P10">15</text:p>
          </table:table-cell>
          <table:table-cell table:style-name="Table21.A1" office:value-type="string">
            <text:p text:style-name="P10">14</text:p>
          </table:table-cell>
          <table:table-cell table:style-name="Table21.A1" office:value-type="string">
            <text:p text:style-name="P10">13</text:p>
          </table:table-cell>
          <table:table-cell table:style-name="Table21.A1" office:value-type="string">
            <text:p text:style-name="P10">12</text:p>
          </table:table-cell>
          <table:table-cell table:style-name="Table21.A1" office:value-type="string">
            <text:p text:style-name="P10">11</text:p>
          </table:table-cell>
          <table:table-cell table:style-name="Table21.A1" office:value-type="string">
            <text:p text:style-name="P10">10</text:p>
          </table:table-cell>
          <table:table-cell table:style-name="Table21.G1" office:value-type="string">
            <text:p text:style-name="P10">9</text:p>
          </table:table-cell>
          <table:table-cell table:style-name="Table21.G1" office:value-type="string">
            <text:p text:style-name="P10">8</text:p>
          </table:table-cell>
          <table:table-cell table:style-name="Table21.A1" office:value-type="string">
            <text:p text:style-name="P10">7</text:p>
          </table:table-cell>
          <table:table-cell table:style-name="Table21.A1" office:value-type="string">
            <text:p text:style-name="P10">6</text:p>
          </table:table-cell>
          <table:table-cell table:style-name="Table21.A1" office:value-type="string">
            <text:p text:style-name="P10">5</text:p>
          </table:table-cell>
          <table:table-cell table:style-name="Table21.A1" office:value-type="string">
            <text:p text:style-name="P10">4</text:p>
          </table:table-cell>
          <table:table-cell table:style-name="Table21.A1" office:value-type="string">
            <text:p text:style-name="P10">3</text:p>
          </table:table-cell>
          <table:table-cell table:style-name="Table21.A1" office:value-type="string">
            <text:p text:style-name="P10">2</text:p>
          </table:table-cell>
          <table:table-cell table:style-name="Table21.A1" office:value-type="string">
            <text:p text:style-name="P10">1</text:p>
          </table:table-cell>
          <table:table-cell table:style-name="Table21.P1" office:value-type="string">
            <text:p text:style-name="P10">0</text:p>
          </table:table-cell>
        </table:table-row>
        <table:table-row>
          <table:table-cell table:style-name="Table21.A2" office:value-type="string">
            <text:p text:style-name="P12"/>
          </table:table-cell>
          <table:table-cell table:style-name="Table21.A2" office:value-type="string">
            <text:p text:style-name="P12"/>
          </table:table-cell>
          <table:table-cell table:style-name="Table21.A2" office:value-type="string">
            <text:p text:style-name="P12"/>
          </table:table-cell>
          <table:table-cell table:style-name="Table21.A2" office:value-type="string">
            <text:p text:style-name="P12"/>
          </table:table-cell>
          <table:table-cell table:style-name="Table21.A2" office:value-type="string">
            <text:p text:style-name="P12"/>
          </table:table-cell>
          <table:table-cell table:style-name="Table21.F2" table:number-columns-spanned="11" office:value-type="string">
            <text:p text:style-name="P12">GPIO_O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6">0x0C - GPIO – Input Data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B"/>
        <table:table-column table:style-name="Table22.G"/>
        <table:table-column table:style-name="Table22.H"/>
        <table:table-column table:style-name="Table22.E"/>
        <table:table-column table:style-name="Table22.D"/>
        <table:table-column table:style-name="Table22.E"/>
        <table:table-column table:style-name="Table22.D" table:number-columns-repeated="3"/>
        <table:table-column table:style-name="Table22.E"/>
        <table:table-column table:style-name="Table22.P"/>
        <table:table-row>
          <table:table-cell table:style-name="Table22.A1" office:value-type="string">
            <text:p text:style-name="P10">15</text:p>
          </table:table-cell>
          <table:table-cell table:style-name="Table22.A1" office:value-type="string">
            <text:p text:style-name="P10">14</text:p>
          </table:table-cell>
          <table:table-cell table:style-name="Table22.A1" office:value-type="string">
            <text:p text:style-name="P10">13</text:p>
          </table:table-cell>
          <table:table-cell table:style-name="Table22.A1" office:value-type="string">
            <text:p text:style-name="P10">12</text:p>
          </table:table-cell>
          <table:table-cell table:style-name="Table22.A1" office:value-type="string">
            <text:p text:style-name="P10">11</text:p>
          </table:table-cell>
          <table:table-cell table:style-name="Table22.A1" office:value-type="string">
            <text:p text:style-name="P10">10</text:p>
          </table:table-cell>
          <table:table-cell table:style-name="Table22.G1" office:value-type="string">
            <text:p text:style-name="P10">9</text:p>
          </table:table-cell>
          <table:table-cell table:style-name="Table22.G1" office:value-type="string">
            <text:p text:style-name="P10">8</text:p>
          </table:table-cell>
          <table:table-cell table:style-name="Table22.A1" office:value-type="string">
            <text:p text:style-name="P10">7</text:p>
          </table:table-cell>
          <table:table-cell table:style-name="Table22.A1" office:value-type="string">
            <text:p text:style-name="P10">6</text:p>
          </table:table-cell>
          <table:table-cell table:style-name="Table22.A1" office:value-type="string">
            <text:p text:style-name="P10">5</text:p>
          </table:table-cell>
          <table:table-cell table:style-name="Table22.A1" office:value-type="string">
            <text:p text:style-name="P10">4</text:p>
          </table:table-cell>
          <table:table-cell table:style-name="Table22.A1" office:value-type="string">
            <text:p text:style-name="P10">3</text:p>
          </table:table-cell>
          <table:table-cell table:style-name="Table22.A1" office:value-type="string">
            <text:p text:style-name="P10">2</text:p>
          </table:table-cell>
          <table:table-cell table:style-name="Table22.A1" office:value-type="string">
            <text:p text:style-name="P10">1</text:p>
          </table:table-cell>
          <table:table-cell table:style-name="Table22.P1" office:value-type="string">
            <text:p text:style-name="P10">0</text:p>
          </table:table-cell>
        </table:table-row>
        <table:table-row>
          <table:table-cell table:style-name="Table22.A2" office:value-type="string">
            <text:p text:style-name="P12"/>
          </table:table-cell>
          <table:table-cell table:style-name="Table22.A2" office:value-type="string">
            <text:p text:style-name="P12"/>
          </table:table-cell>
          <table:table-cell table:style-name="Table22.A2" office:value-type="string">
            <text:p text:style-name="P12"/>
          </table:table-cell>
          <table:table-cell table:style-name="Table22.A2" office:value-type="string">
            <text:p text:style-name="P12"/>
          </table:table-cell>
          <table:table-cell table:style-name="Table22.A2" office:value-type="string">
            <text:p text:style-name="P12"/>
          </table:table-cell>
          <table:table-cell table:style-name="Table22.F2" table:number-columns-spanned="11" office:value-type="string">
            <text:p text:style-name="P12">GPIO_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3" table:style-name="Table23">
        <table:table-column table:style-name="Table23.A"/>
        <table:table-column table:style-name="Table23.B" table:number-columns-repeated="2"/>
        <table:table-column table:style-name="Table23.D"/>
        <table:table-row>
          <table:table-cell table:style-name="Table23.A1" office:value-type="string">
            <text:p text:style-name="P11">GPIO_OE</text:p>
          </table:table-cell>
          <table:table-cell table:style-name="Table23.A1" office:value-type="string">
            <text:p text:style-name="P15">[10..0]</text:p>
          </table:table-cell>
          <table:table-cell table:style-name="Table23.A1" office:value-type="string">
            <text:p text:style-name="P15">R/W</text:p>
          </table:table-cell>
          <table:table-cell table:style-name="Table23.A1" office:value-type="string">
            <text:p text:style-name="P11">Output Enable</text:p>
            <text:p text:style-name="P11"/>
            <text:p text:style-name="P20">Sets the direction of the GPIO Pin:</text:p>
            <text:p text:style-name="P21"><text:span text:style-name="Absatz-Standardschriftart"><text:span text:style-name="T7">0<text:tab/></text:span></text:span><text:span text:style-name="Absatz-Standardschriftart"><text:span text:style-name="T6">GPIO is input</text:span></text:span></text:p>
            <text:p text:style-name="P22"><text:span text:style-name="Absatz-Standardschriftart"><text:span text:style-name="T1">1</text:span></text:span><text:span text:style-name="Absatz-Standardschriftart"><text:tab/>GPIO is output</text:span></text:p>
            <text:p text:style-name="P18"/>
          </table:table-cell>
        </table:table-row>
        <table:table-row>
          <table:table-cell table:style-name="Table23.A1" office:value-type="string">
            <text:p text:style-name="P11">GPIO_OD</text:p>
          </table:table-cell>
          <table:table-cell table:style-name="Table23.A1" office:value-type="string">
            <text:p text:style-name="P15">[10..0]</text:p>
          </table:table-cell>
          <table:table-cell table:style-name="Table23.A1" office:value-type="string">
            <text:p text:style-name="P15">R/W</text:p>
          </table:table-cell>
          <table:table-cell table:style-name="Table23.A1" office:value-type="string">
            <text:p text:style-name="P11">Output Data</text:p>
            <text:p text:style-name="P11"/>
            <text:p text:style-name="P20">Sets the data written on the Output driver:<text:line-break/>(only relevant if the corresponding <text:span text:style-name="T1">GPIO_OE</text:span> Bit is set)</text:p>
            <text:p text:style-name="P21"><text:span text:style-name="Absatz-Standardschriftart"><text:span text:style-name="T7">0<text:tab/></text:span></text:span><text:span text:style-name="Absatz-Standardschriftart"><text:span text:style-name="T6">GPIO is driven low</text:span></text:span></text:p>
            <text:p text:style-name="P22"><text:span text:style-name="Absatz-Standardschriftart"><text:span text:style-name="T1">1</text:span></text:span><text:span text:style-name="Absatz-Standardschriftart"><text:tab/>GPIO is driven high</text:span></text:p>
          </table:table-cell>
        </table:table-row>
        <table:table-row>
          <table:table-cell table:style-name="Table23.A1" office:value-type="string">
            <text:p text:style-name="P11">GPIO_ID</text:p>
          </table:table-cell>
          <table:table-cell table:style-name="Table23.A1" office:value-type="string">
            <text:p text:style-name="P15">[10..0]</text:p>
          </table:table-cell>
          <table:table-cell table:style-name="Table23.A1" office:value-type="string">
            <text:p text:style-name="P15">R</text:p>
          </table:table-cell>
          <table:table-cell table:style-name="Table23.A1" office:value-type="string">
            <text:p text:style-name="P11">Input Data</text:p>
            <text:p text:style-name="P11"/>
            <text:p text:style-name="P20">Gets the data read from the Input driver:</text:p>
            <text:p text:style-name="P21"><text:span text:style-name="Absatz-Standardschriftart"><text:span text:style-name="T7">0<text:tab/></text:span></text:span><text:span text:style-name="Absatz-Standardschriftart"><text:span text:style-name="T6">GPIO is low</text:span></text:span></text:p>
            <text:p text:style-name="P22"><text:span text:style-name="Absatz-Standardschriftart"><text:span text:style-name="T1">1</text:span></text:span><text:span text:style-name="Absatz-Standardschriftart"><text:tab/>GPIO is high</text:span></text:p>
          </table:table-cell>
        </table:table-row>
      </table:table>
      <text:p text:style-name="Standard"/>
      <text:p text:style-name="Standard">GPIO Mapping:</text:p>
      <text:list xml:id="list38403320" text:style-name="L1">
        <text:list-item>
          <text:p text:style-name="P5">GPIO[0:9]:<text:tab/>A[1-10] Pin</text:p>
        </text:list-item>
        <text:list-item>
          <text:p text:style-name="P5">GPIO[10]:<text:tab/>FPGA LED</text:p>
        </text:list-item>
      </text:list>
      <text:h text:style-name="P28" text:outline-level="2">Register 0x0D</text:h>
      <text:p text:style-name="P6">Reference Frequency Measurement 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B"/>
        <table:table-column table:style-name="Table24.A"/>
        <table:table-column table:style-name="Table24.H"/>
        <table:table-column table:style-name="Table24.I"/>
        <table:table-column table:style-name="Table24.E"/>
        <table:table-column table:style-name="Table24.D"/>
        <table:table-column table:style-name="Table24.E"/>
        <table:table-column table:style-name="Table24.D" table:number-columns-repeated="3"/>
        <table:table-column table:style-name="Table24.E"/>
        <table:table-column table:style-name="Table24.Q"/>
        <table:table-row>
          <table:table-cell table:style-name="Table24.A1" office:value-type="string">
            <text:p text:style-name="P16">31</text:p>
          </table:table-cell>
          <table:table-cell table:style-name="Table24.A1" office:value-type="string">
            <text:p text:style-name="P16">30</text:p>
          </table:table-cell>
          <table:table-cell table:style-name="Table24.A1" office:value-type="string">
            <text:p text:style-name="P16">29</text:p>
          </table:table-cell>
          <table:table-cell table:style-name="Table24.A1" office:value-type="string">
            <text:p text:style-name="P16">28</text:p>
          </table:table-cell>
          <table:table-cell table:style-name="Table24.A1" office:value-type="string">
            <text:p text:style-name="P16">27</text:p>
          </table:table-cell>
          <table:table-cell table:style-name="Table24.A1" office:value-type="string">
            <text:p text:style-name="P16">26</text:p>
          </table:table-cell>
          <table:table-cell table:style-name="Table24.A1" office:value-type="string">
            <text:p text:style-name="P16">25</text:p>
          </table:table-cell>
          <table:table-cell table:style-name="Table24.A1" table:number-columns-spanned="2" office:value-type="string">
            <text:p text:style-name="P16">24</text:p>
          </table:table-cell>
          <table:covered-table-cell/>
          <table:table-cell table:style-name="Table24.A1" office:value-type="string">
            <text:p text:style-name="P16">23</text:p>
          </table:table-cell>
          <table:table-cell table:style-name="Table24.A1" office:value-type="string">
            <text:p text:style-name="P16">22</text:p>
          </table:table-cell>
          <table:table-cell table:style-name="Table24.A1" office:value-type="string">
            <text:p text:style-name="P16">21</text:p>
          </table:table-cell>
          <table:table-cell table:style-name="Table24.A1" office:value-type="string">
            <text:p text:style-name="P16">20</text:p>
          </table:table-cell>
          <table:table-cell table:style-name="Table24.A1" office:value-type="string">
            <text:p text:style-name="P16">19</text:p>
          </table:table-cell>
          <table:table-cell table:style-name="Table24.A1" office:value-type="string">
            <text:p text:style-name="P16">18</text:p>
          </table:table-cell>
          <table:table-cell table:style-name="Table24.A1" office:value-type="string">
            <text:p text:style-name="P16">17</text:p>
          </table:table-cell>
          <table:table-cell table:style-name="Table24.Q1" office:value-type="string">
            <text:p text:style-name="P16">16</text:p>
          </table:table-cell>
        </table:table-row>
        <table:table-row>
          <table:table-cell table:style-name="Table24.A2" table:number-columns-spanned="8" office:value-type="string">
            <text:p text:style-name="P24">REF_UP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I2" table:number-columns-spanned="9" office:value-type="string">
            <text:p text:style-name="P14">REF_C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2" office:value-type="string">
            <text:p text:style-name="P16">15</text:p>
          </table:table-cell>
          <table:table-cell table:style-name="Table24.A2" office:value-type="string">
            <text:p text:style-name="P16">14</text:p>
          </table:table-cell>
          <table:table-cell table:style-name="Table24.A2" office:value-type="string">
            <text:p text:style-name="P16">13</text:p>
          </table:table-cell>
          <table:table-cell table:style-name="Table24.A2" office:value-type="string">
            <text:p text:style-name="P16">12</text:p>
          </table:table-cell>
          <table:table-cell table:style-name="Table24.A2" office:value-type="string">
            <text:p text:style-name="P16">11</text:p>
          </table:table-cell>
          <table:table-cell table:style-name="Table24.A2" office:value-type="string">
            <text:p text:style-name="P16">10</text:p>
          </table:table-cell>
          <table:table-cell table:style-name="Table24.A2" table:number-columns-spanned="2" office:value-type="string">
            <text:p text:style-name="P16">9</text:p>
          </table:table-cell>
          <table:covered-table-cell/>
          <table:table-cell table:style-name="Table24.A2" office:value-type="string">
            <text:p text:style-name="P16">8</text:p>
          </table:table-cell>
          <table:table-cell table:style-name="Table24.A2" office:value-type="string">
            <text:p text:style-name="P16">7</text:p>
          </table:table-cell>
          <table:table-cell table:style-name="Table24.A2" office:value-type="string">
            <text:p text:style-name="P16">6</text:p>
          </table:table-cell>
          <table:table-cell table:style-name="Table24.A2" office:value-type="string">
            <text:p text:style-name="P16">5</text:p>
          </table:table-cell>
          <table:table-cell table:style-name="Table24.A2" office:value-type="string">
            <text:p text:style-name="P16">4</text:p>
          </table:table-cell>
          <table:table-cell table:style-name="Table24.A2" office:value-type="string">
            <text:p text:style-name="P16">3</text:p>
          </table:table-cell>
          <table:table-cell table:style-name="Table24.A2" office:value-type="string">
            <text:p text:style-name="P16">2</text:p>
          </table:table-cell>
          <table:table-cell table:style-name="Table24.A2" office:value-type="string">
            <text:p text:style-name="P16">1</text:p>
          </table:table-cell>
          <table:table-cell table:style-name="Table24.I2" office:value-type="string">
            <text:p text:style-name="P16">0</text:p>
          </table:table-cell>
        </table:table-row>
        <table:table-row>
          <table:table-cell table:style-name="Table24.I2" table:number-columns-spanned="17" office:value-type="string">
            <text:p text:style-name="P14">REF_C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5" table:style-name="Table25">
        <table:table-column table:style-name="Table25.A"/>
        <table:table-column table:style-name="Table25.B" table:number-columns-repeated="2"/>
        <table:table-column table:style-name="Table25.D"/>
        <table:table-row>
          <table:table-cell table:style-name="Table25.A1" office:value-type="string">
            <text:p text:style-name="P14">REF_CNT</text:p>
          </table:table-cell>
          <table:table-cell table:style-name="Table25.A1" office:value-type="string">
            <text:p text:style-name="P15">[24..0]</text:p>
          </table:table-cell>
          <table:table-cell table:style-name="Table25.A1" office:value-type="string">
            <text:p text:style-name="P15">R</text:p>
          </table:table-cell>
          <table:table-cell table:style-name="Table25.A1" office:value-type="string">
            <text:p text:style-name="P11">Reference Counter</text:p>
            <text:p text:style-name="P11"/>
            <text:p text:style-name="P19"><text:span text:style-name="Absatz-Standardschriftart"><text:span text:style-name="T6">Return the number of the </text:span></text:span><text:span text:style-name="Absatz-Standardschriftart"><text:span text:style-name="T7">CLKPO</text:span></text:span><text:span text:style-name="Absatz-Standardschriftart"><text:span text:style-name="T6"> (typical 30MHz) Cycles between the last two rising edges on the </text:span></text:span><text:span text:style-name="Absatz-Standardschriftart"><text:span text:style-name="T7">1PPS</text:span></text:span><text:span text:style-name="Absatz-Standardschriftart"><text:span text:style-name="T6"> Signal.</text:span></text:span></text:p>
          </table:table-cell>
        </table:table-row>
        <table:table-row>
          <table:table-cell table:style-name="Table25.A1" office:value-type="string">
            <text:p text:style-name="P24">REF_UPD</text:p>
          </table:table-cell>
          <table:table-cell table:style-name="Table25.A1" office:value-type="string">
            <text:p text:style-name="P15">[31:25]</text:p>
          </table:table-cell>
          <table:table-cell table:style-name="Table25.A1" office:value-type="string">
            <text:p text:style-name="P15">R</text:p>
          </table:table-cell>
          <table:table-cell table:style-name="Table25.A1" office:value-type="string">
            <text:p text:style-name="P11">Reference Update Counter </text:p>
            <text:p text:style-name="P11"/>
            <text:p text:style-name="P11"><text:span text:style-name="Absatz-Standardschriftart"><text:span text:style-name="T5">This 7 Bit Counter is incremented every time a new value is latched into the REF_CNT register.</text:span>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NewRomanPSMT" svg:font-family="TimesNewRomanPSMT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Fet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Demi ITC1" svg:font-family="'Eras Demi ITC'" style:font-family-generic="swiss" style:font-pitch="variable"/>
    <style:font-face style:name="Eras Demi ITC" svg:font-family="'Eras Demi ITC'" style:font-adornments="Standard" style:font-family-generic="swiss" style:font-pitch="variable"/>
    <style:font-face style:name="Eras Medium ITC" svg:font-family="'Eras Medium ITC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Eras Demi ITC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22cm" fo:margin-bottom="0.21cm" fo:orphans="2" fo:widows="2" style:register-true="false" style:page-number="auto"/>
      <style:text-properties style:font-name="Eras Demi ITC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SignalItemBody" style:family="paragraph" style:parent-style-name="Standard" style:class="text">
      <style:paragraph-properties fo:margin-left="1.002cm" fo:margin-right="0cm" fo:margin-top="0cm" fo:margin-bottom="0.199cm" fo:text-indent="0cm" style:auto-text-indent="false"/>
    </style:style>
    <style:style style:name="SignalItemHeader" style:family="paragraph" style:parent-style-name="Standard" style:next-style-name="SignalItemBody" style:class="text">
      <style:text-properties style:font-name="Courier New" fo:font-size="12pt" fo:font-weight="bold" style:font-size-asian="12pt" style:font-size-complex="12pt"/>
    </style:style>
    <style:style style:name="FileItemHeader" style:family="paragraph" style:parent-style-name="Text_20_body" style:next-style-name="FileItemBody" style:class="text" style:master-page-name="">
      <style:paragraph-properties fo:margin-top="0cm" fo:margin-bottom="0cm" fo:text-align="start" style:justify-single-word="false" style:page-number="auto"/>
      <style:text-properties fo:font-weight="bold"/>
    </style:style>
    <style:style style:name="FileItemBody" style:family="paragraph" style:parent-style-name="Text_20_body" style:class="text" style:master-page-name="">
      <style:paragraph-properties fo:margin-left="1cm" fo:margin-right="0cm" fo:text-indent="0cm" style:auto-text-indent="false" style:page-number="auto">
        <style:tab-stops/>
      </style:paragraph-properties>
    </style:style>
    <style:style style:name="Diagramm" style:family="paragraph" style:parent-style-name="Caption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GlosarItemBody" style:family="paragraph" style:parent-style-name="Text_20_body" style:class="text">
      <style:paragraph-properties fo:margin-left="1cm" fo:margin-right="0cm" fo:text-indent="0cm" style:auto-text-indent="false"/>
      <style:text-properties fo:font-style="normal" style:font-style-asian="normal" style:font-style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true" fo:hyphenation-remain-char-count="0" fo:hyphenation-push-char-count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Absatz-Standardschriftart" style:family="text"/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ilterGraphic" style:family="graphic" style:parent-style-name="Graphics">
      <style:graphic-properties svg:width="16.999cm" style:rel-width="100%" fo:min-height="6.05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.049cm" fo:border="0.002cm solid #000000" style:shadow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Eras Medium ITC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Eras Medium ITC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Eras Medium ITC" fo:font-size="10pt" style:font-size-asian="10pt" style:font-size-complex="10pt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text-position="super 58%"/>
    </style:style>
    <style:style style:name="MT3" style:family="text">
      <style:text-properties style:font-name="Eras Medium ITC" fo:font-size="10pt" style:font-name-asian="TimesNewRomanPSMT" style:font-size-asian="10pt" style:font-name-complex="TimesNewRomanPSMT" style:font-size-complex="10pt"/>
    </style:style>
    <style:style style:name="MT4" style:family="text">
      <style:text-properties style:font-name="Eras Medium ITC" fo:font-size="10pt" style:font-size-asian="10pt" style:font-size-complex="10pt"/>
    </style:style>
    <style:style style:name="M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49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fo:background-color="transparent" style:writing-mode="lr-tb" style:footnote-max-height="0cm">
        <style:background-image/>
        <style:footnote-sep style:width="0.018cm" style:adjustment="left" style:rel-width="33%" style:color="#000000"/>
      </style:page-layout-properties>
      <style:header-style/>
      <style:footer-style>
        <style:header-footer-properties fo:min-height="0.9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section text:style-name="MSect1" text:name="Bereich1">
          <text:p text:style-name="MP1"><text:span text:style-name="MT1">maintech</text:span> IPCore DVB-C Demo EN</text:p>
          <text:p text:style-name="MP2">Page <text:page-number text:select-page="current">10</text:page-number> of 11</text:p>
          <text:p text:style-name="MP3">October 9<text:span text:style-name="MT2">th</text:span> 2008</text:p>
        </text:section>
      </style:footer>
    </style:master-page>
    <style:master-page style:name="MP0" style:page-layout-name="Mpm2">
      <style:footer>
        <text:p text:style-name="Footer"><text:span text:style-name="Absatz-Standardschriftart"><text:span text:style-name="MT3">OsmoSDR – FPGA Register</text:span></text:span></text:p>
        <text:p text:style-name="MP4"><text:span text:style-name="Absatz-Standardschriftart"><text:span text:style-name="MT4">Page </text:span></text:span><text:span text:style-name="Absatz-Standardschriftart"><text:span text:style-name="MT4"><text:page-number text:select-page="current">10</text:page-number></text:span></text:span><text:span text:style-name="Absatz-Standardschriftart"><text:span text:style-name="MT4"> of 11</text:span></text:span></text:p>
        <text:p text:style-name="MP3"><text:s/>2012-02-0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2-05-29T18:58:22.33</meta:creation-date>
    <meta:editing-cycles>2</meta:editing-cycles>
    <meta:editing-duration>PT00H00M32S</meta:editing-duration>
    <meta:document-statistic meta:table-count="25" meta:image-count="2" meta:object-count="12" meta:page-count="11" meta:paragraph-count="579" meta:word-count="1172" meta:character-count="5016"/>
    <dc:date>2012-05-29T18:58:23.86</dc:date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 mathvariant="italic">PWM</mi>
        <mi mathvariant="italic">freq</mi>
      </msub>
      <mi mathvariant="normal">=</mi>
      <mfenced open="" close="">
        <mfrac>
          <mrow>
            <mn>80</mn>
            <mi mathvariant="italic">MHz</mi>
          </mrow>
          <mrow>
            <mi mathvariant="italic">FREQ</mi>
            <mo stretchy="false">+</mo>
            <mn>1</mn>
          </mrow>
        </mfrac>
      </mfenced>
    </mrow>
    <annotation encoding="StarMath 5.0">PWM_freq = left({ {80 MHz} OVER {FREQ+1} }right)
</annotation>
  </semantics>
</math>
</file>

<file path=Object 10/content.xml><?xml version="1.0" encoding="utf-8"?>
<math xmlns="http://www.w3.org/1998/Math/MathML">
  <semantics>
    <mtable>
      <mtr>
        <mtd>
          <msub>
            <mi>I</mi>
            <mi mathvariant="italic">swap</mi>
          </msub>
        </mtd>
        <mtd>
          <mtext>= Q</mtext>
        </mtd>
      </mtr>
      <mtr>
        <mtd>
          <msub>
            <mi>Q</mi>
            <mi mathvariant="italic">swap</mi>
          </msub>
        </mtd>
        <mtd>
          <mtext>= I</mtext>
        </mtd>
      </mtr>
    </mtable>
    <annotation encoding="StarMath 5.0">matrix{I_swap # "= Q" ## Q_swap # "= I"} </annotation>
  </semantics>
</math>
</file>

<file path=Object 11/content.xml><?xml version="1.0" encoding="utf-8"?>
<math xmlns="http://www.w3.org/1998/Math/MathML">
  <semantics>
    <mrow>
      <msub>
        <mi>I</mi>
        <mi mathvariant="italic">out</mi>
      </msub>
      <mi mathvariant="normal">=</mi>
      <mrow>
        <msub>
          <mi>I</mi>
          <mi mathvariant="italic">scaled</mi>
        </msub>
        <mo stretchy="false">+</mo>
        <mtext>OFF_I</mtext>
      </mrow>
    </mrow>
    <annotation encoding="StarMath 5.0">I_out = I_scaled + "OFF_I"
</annotation>
  </semantics>
</math>
</file>

<file path=Object 12/content.xml><?xml version="1.0" encoding="utf-8"?>
<math xmlns="http://www.w3.org/1998/Math/MathML">
  <semantics>
    <mrow>
      <msub>
        <mi>Q</mi>
        <mi mathvariant="italic">out</mi>
      </msub>
      <mi mathvariant="normal">=</mi>
      <mrow>
        <msub>
          <mi>Q</mi>
          <mi mathvariant="italic">scaled</mi>
        </msub>
        <mo stretchy="false">+</mo>
        <mtext>OFF_Q</mtext>
      </mrow>
    </mrow>
    <annotation encoding="StarMath 5.0">Q_out = Q_scaled + "OFF_Q"
</annotation>
  </semantics>
</math>
</file>

<file path=Object 2/content.xml><?xml version="1.0" encoding="utf-8"?>
<math xmlns="http://www.w3.org/1998/Math/MathML">
  <semantics>
    <mrow>
      <msub>
        <mi mathvariant="italic">PWM</mi>
        <mi mathvariant="italic">duty</mi>
      </msub>
      <mi mathvariant="normal">=</mi>
      <mfenced open="" close="">
        <mfrac>
          <mi mathvariant="italic">DUTY</mi>
          <mrow>
            <mi mathvariant="italic">FREQ</mi>
            <mo stretchy="false">+</mo>
            <mn>1</mn>
          </mrow>
        </mfrac>
      </mfenced>
    </mrow>
    <annotation encoding="StarMath 5.0">PWM_duty = left({ {DUTY} OVER {FREQ+1} }right)
</annotation>
  </semantics>
</math>
</file>

<file path=Object 3/content.xml><?xml version="1.0" encoding="utf-8"?>
<math xmlns="http://www.w3.org/1998/Math/MathML">
  <semantics>
    <mrow>
      <msub>
        <mi mathvariant="italic">PWM</mi>
        <mi mathvariant="italic">freq</mi>
      </msub>
      <mi mathvariant="normal">=</mi>
      <mfenced open="" close="">
        <mfrac>
          <mrow>
            <mn>80</mn>
            <mi mathvariant="italic">MHz</mi>
          </mrow>
          <mrow>
            <mi mathvariant="italic">FREQ</mi>
            <mo stretchy="false">+</mo>
            <mn>1</mn>
          </mrow>
        </mfrac>
      </mfenced>
    </mrow>
    <annotation encoding="StarMath 5.0">PWM_freq = left({ {80 MHz} OVER {FREQ+1} }right)
</annotation>
  </semantics>
</math>
</file>

<file path=Object 4/content.xml><?xml version="1.0" encoding="utf-8"?>
<math xmlns="http://www.w3.org/1998/Math/MathML">
  <semantics>
    <mrow>
      <msub>
        <mi mathvariant="italic">PWM</mi>
        <mi mathvariant="italic">duty</mi>
      </msub>
      <mi mathvariant="normal">=</mi>
      <mfenced open="" close="">
        <mfrac>
          <mi mathvariant="italic">DUTY</mi>
          <mrow>
            <mi mathvariant="italic">FREQ</mi>
            <mo stretchy="false">+</mo>
            <mn>1</mn>
          </mrow>
        </mfrac>
      </mfenced>
    </mrow>
    <annotation encoding="StarMath 5.0">PWM_duty = left({ {DUTY} OVER {FREQ+1} }right)
</annotation>
  </semantics>
</math>
</file>

<file path=Object 5/content.xml><?xml version="1.0" encoding="utf-8"?>
<math xmlns="http://www.w3.org/1998/Math/MathML">
  <semantics>
    <mrow>
      <msub>
        <mi>F</mi>
        <mi mathvariant="italic">SCK</mi>
      </msub>
      <mi mathvariant="normal">=</mi>
      <mfenced open="" close="">
        <mfrac>
          <mrow>
            <mn>80</mn>
            <mi mathvariant="italic">MHz</mi>
          </mrow>
          <mi mathvariant="italic">CLKDIV</mi>
        </mfrac>
      </mfenced>
    </mrow>
    <annotation encoding="StarMath 5.0">F_SCK = left({ {80 MHz} OVER {CLKDIV} }right)
</annotation>
  </semantics>
</math>
</file>

<file path=Object 6/content.xml><?xml version="1.0" encoding="utf-8"?>
<math xmlns="http://www.w3.org/1998/Math/MathML">
  <semantics>
    <mrow>
      <msub>
        <mi>F</mi>
        <mi mathvariant="italic">SSC</mi>
      </msub>
      <mi mathvariant="normal">=</mi>
      <mfenced open="" close="">
        <mfrac>
          <mrow>
            <mn>80</mn>
            <mi mathvariant="italic">MHz</mi>
          </mrow>
          <mrow>
            <mn>2</mn>
            <mi mathvariant="normal">⋅</mi>
            <mrow>
              <mo stretchy="false">(</mo>
              <mrow>
                <mi mathvariant="italic">CLKDIV</mi>
                <mo stretchy="false">+</mo>
                <mn>1</mn>
              </mrow>
              <mo stretchy="false">)</mo>
            </mrow>
          </mrow>
        </mfrac>
      </mfenced>
    </mrow>
    <annotation encoding="StarMath 5.0">F_SSC = left({ {80 MHz} OVER {2 cdot (CLKDIV+1)} }right)
</annotation>
  </semantics>
</math>
</file>

<file path=Object 7/content.xml><?xml version="1.0" encoding="utf-8"?>
<math xmlns="http://www.w3.org/1998/Math/MathML">
  <semantics>
    <mrow>
      <msub>
        <mi>I</mi>
        <mi mathvariant="italic">scaled</mi>
      </msub>
      <mi mathvariant="normal">=</mi>
      <mfenced open="" close="">
        <mfrac>
          <mrow>
            <msub>
              <mi>I</mi>
              <mi mathvariant="italic">swap</mi>
            </msub>
            <mi mathvariant="normal">⋅</mi>
            <mtext>GAIN_I</mtext>
          </mrow>
          <mn>32768</mn>
        </mfrac>
      </mfenced>
    </mrow>
    <annotation encoding="StarMath 5.0">I_scaled = left({ {I_swap cdot "GAIN_I"} OVER 32768 }right)
</annotation>
  </semantics>
</math>
</file>

<file path=Object 8/content.xml><?xml version="1.0" encoding="utf-8"?>
<math xmlns="http://www.w3.org/1998/Math/MathML">
  <semantics>
    <mrow>
      <msub>
        <mi>Q</mi>
        <mi mathvariant="italic">scaled</mi>
      </msub>
      <mi mathvariant="normal">=</mi>
      <mfenced open="" close="">
        <mfrac>
          <mrow>
            <msub>
              <mi>Q</mi>
              <mi mathvariant="italic">swap</mi>
            </msub>
            <mi mathvariant="normal">⋅</mi>
            <mtext>GAIN_Q</mtext>
          </mrow>
          <mn>32768</mn>
        </mfrac>
      </mfenced>
    </mrow>
    <annotation encoding="StarMath 5.0">Q_scaled = left({ {Q_swap cdot "GAIN_Q"} OVER 32768 }right)
</annotation>
  </semantics>
</math>
</file>

<file path=Object 9/content.xml><?xml version="1.0" encoding="utf-8"?>
<math xmlns="http://www.w3.org/1998/Math/MathML">
  <semantics>
    <mtable>
      <mtr>
        <mtd>
          <msub>
            <mi>I</mi>
            <mi mathvariant="italic">swap</mi>
          </msub>
        </mtd>
        <mtd>
          <mtext>= I</mtext>
        </mtd>
      </mtr>
      <mtr>
        <mtd>
          <msub>
            <mi>Q</mi>
            <mi mathvariant="italic">swap</mi>
          </msub>
        </mtd>
        <mtd>
          <mtext>= Q</mtext>
        </mtd>
      </mtr>
    </mtable>
    <annotation encoding="StarMath 5.0">matrix{I_swap # "= I" ## Q_swap # "= Q"} </annotation>
  </semantics>
</math>
</file>